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Times New Roman1" svg:font-family="'Times New Roman'" style:font-family-generic="roman"/>
    <style:font-face style:name="TimesNewRomanPSMT1" svg:font-family="TimesNewRomanPSMT" style:font-family-generic="roman"/>
    <style:font-face style:name="Courier New" svg:font-family="'Courier New'"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ymbolMT1" svg:font-family="SymbolMT" style:font-family-generic="system" style:font-pitch="variable"/>
    <style:font-face style:name="Times New Roman2" svg:font-family="'Times New Roman'" style:font-family-generic="system" style:font-pitch="variable"/>
    <style:font-face style:name="TimesNewRomanPS-BoldMT1" svg:font-family="TimesNewRomanPS-BoldMT" style:font-family-generic="system" style:font-pitch="variable"/>
    <style:font-face style:name="TimesNewRomanPSMT2" svg:font-family="TimesNewRomanPSMT"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2688in" table:align="center" style:writing-mode="lr-tb"/>
    </style:style>
    <style:style style:name="Table1.A" style:family="table-column">
      <style:table-column-properties style:column-width="0.825in"/>
    </style:style>
    <style:style style:name="Table1.B" style:family="table-column">
      <style:table-column-properties style:column-width="1.2799in"/>
    </style:style>
    <style:style style:name="Table1.C" style:family="table-column">
      <style:table-column-properties style:column-width="1.163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2771in" fo:margin-left="-0.075in" table:align="left" style:writing-mode="lr-tb"/>
    </style:style>
    <style:style style:name="Table2.A" style:family="table-column">
      <style:table-column-properties style:column-width="0.9604in"/>
    </style:style>
    <style:style style:name="Table2.B" style:family="table-column">
      <style:table-column-properties style:column-width="1.1813in"/>
    </style:style>
    <style:style style:name="Table2.C" style:family="table-column">
      <style:table-column-properties style:column-width="1.3778in"/>
    </style:style>
    <style:style style:name="Table2.E" style:family="table-column">
      <style:table-column-properties style:column-width="1.3799in"/>
    </style:style>
    <style:style style:name="Table2.1" style:family="table-row">
      <style:table-row-properties style:min-row-height="0.1903in"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0.866in" table:align="center" style:writing-mode="lr-tb"/>
    </style:style>
    <style:style style:name="Table3.A" style:family="table-column">
      <style:table-column-properties style:column-width="0.2222in"/>
    </style:style>
    <style:style style:name="Table3.B" style:family="table-column">
      <style:table-column-properties style:column-width="0.2229in"/>
    </style:style>
    <style:style style:name="Table3.C" style:family="table-column">
      <style:table-column-properties style:column-width="0.1972in"/>
    </style:style>
    <style:style style:name="Table3.1" style:family="table-row">
      <style:table-row-properties style:min-row-height="0.0486in" style:keep-together="true" fo:keep-together="auto"/>
    </style:style>
    <style:style style:name="Table3.A1" style:family="table-cell">
      <style:table-cell-properties fo:padding-left="0.075in" fo:padding-right="0.075in" fo:padding-top="0in" fo:padding-bottom="0in" fo:border-left="0.0208in solid #00000a" fo:border-right="none" fo:border-top="0.0208in solid #00000a" fo:border-bottom="none"/>
    </style:style>
    <style:style style:name="Table3.B1" style:family="table-cell">
      <style:table-cell-properties fo:padding-left="0.075in" fo:padding-right="0.075in" fo:padding-top="0in" fo:padding-bottom="0in" fo:border-left="none" fo:border-right="0.0208in solid #00000a" fo:border-top="0.0208in solid #00000a" fo:border-bottom="none"/>
    </style:style>
    <style:style style:name="Table3.A2" style:family="table-cell">
      <style:table-cell-properties fo:padding-left="0.075in" fo:padding-right="0.075in" fo:padding-top="0in" fo:padding-bottom="0in" fo:border-left="0.0208in solid #00000a" fo:border-right="none" fo:border-top="none" fo:border-bottom="0.0208in solid #00000a"/>
    </style:style>
    <style:style style:name="Table3.B2" style:family="table-cell">
      <style:table-cell-properties fo:padding-left="0.075in" fo:padding-right="0.075in" fo:padding-top="0in" fo:padding-bottom="0in" fo:border-left="none" fo:border-right="0.0208in solid #00000a" fo:border-top="none" fo:border-bottom="0.0208in solid #00000a"/>
    </style:style>
    <style:style style:name="P1" style:family="paragraph" style:parent-style-name="Standard">
      <style:text-properties style:font-name="Times New Roman" fo:font-size="10.5pt" fo:language="en" fo:country="US" style:font-size-asian="10.5pt" style:font-name-complex="Times New Roman2" style:font-size-complex="10.5pt"/>
    </style:style>
    <style:style style:name="P2" style:family="paragraph" style:parent-style-name="Standard">
      <style:text-properties style:font-name="Times New Roman" fo:font-size="10.5pt" style:font-size-asian="10.5pt" style:font-name-complex="Times New Roman2" style:font-size-complex="10.5pt"/>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Times New Roman" fo:font-size="11.5pt" fo:language="en" fo:country="US" fo:font-weight="bold" style:font-size-asian="11.5pt" style:font-weight-asian="bold" style:font-name-complex="Times New Roman2" style:font-size-complex="11.5pt" style:font-weight-complex="bold"/>
    </style:style>
    <style:style style:name="P6" style:family="paragraph" style:parent-style-name="Standard">
      <style:paragraph-properties fo:margin-top="0in" fo:margin-bottom="0in" fo:line-height="100%"/>
      <style:text-properties style:font-name="Times New Roman" fo:font-size="8pt" fo:language="en" fo:country="US" style:font-size-asian="8pt" style:font-name-complex="Times New Roman2" style:font-size-complex="8pt"/>
    </style:style>
    <style:style style:name="P7" style:family="paragraph" style:parent-style-name="Standard">
      <style:paragraph-properties fo:margin-top="0in" fo:margin-bottom="0in" fo:line-height="100%"/>
      <style:text-properties style:font-name="Times New Roman" fo:font-size="10.5pt" fo:language="en" fo:country="US" style:font-size-asian="10.5pt" style:font-name-complex="Times New Roman2" style:font-size-complex="10.5pt"/>
    </style:style>
    <style:style style:name="P8" style:family="paragraph" style:parent-style-name="Standard">
      <style:paragraph-properties fo:margin-top="0in" fo:margin-bottom="0in" fo:line-height="100%"/>
      <style:text-properties style:font-name="Times New Roman" fo:font-size="10.5pt" fo:language="en" fo:country="US" fo:font-weight="bold" style:font-size-asian="10.5pt" style:font-weight-asian="bold" style:font-name-complex="Times New Roman2" style:font-size-complex="10.5pt"/>
    </style:style>
    <style:style style:name="P9" style:family="paragraph" style:parent-style-name="Standard">
      <style:paragraph-properties fo:margin-top="0in" fo:margin-bottom="0in" fo:line-height="100%"/>
      <style:text-properties style:font-name="Times New Roman" fo:font-size="10.5pt" fo:language="en" fo:country="US" fo:font-weight="bold" style:font-size-asian="10.5pt" style:font-weight-asian="bold" style:font-name-complex="Times New Roman2" style:font-size-complex="10.5pt" style:font-weight-complex="bold"/>
    </style:style>
    <style:style style:name="P10" style:family="paragraph" style:parent-style-name="Standard">
      <style:paragraph-properties fo:margin-top="0in" fo:margin-bottom="0in" fo:line-height="100%"/>
      <style:text-properties style:font-name="Times New Roman" fo:font-size="10.5pt" style:font-size-asian="10.5pt" style:font-name-complex="Times New Roman2" style:font-size-complex="10.5pt"/>
    </style:style>
    <style:style style:name="P11" style:family="paragraph" style:parent-style-name="Standard">
      <style:paragraph-properties fo:margin-top="0in" fo:margin-bottom="0in" fo:line-height="100%"/>
      <style:text-properties fo:color="#000000" style:font-name="Calibri" fo:font-size="8pt" style:font-size-asian="8pt" style:font-name-complex="Calibri1" style:font-size-complex="8pt"/>
    </style:style>
    <style:style style:name="P12" style:family="paragraph" style:parent-style-name="Standard">
      <style:paragraph-properties fo:margin-top="0in" fo:margin-bottom="0in" fo:line-height="100%"/>
      <style:text-properties style:font-name="TimesNewRomanPSMT" fo:font-size="10.5pt" fo:language="en" fo:country="US" style:font-size-asian="10.5pt" style:font-name-complex="TimesNewRomanPSMT2" style:font-size-complex="10.5pt"/>
    </style:style>
    <style:style style:name="P13" style:family="paragraph" style:parent-style-name="Standard">
      <style:paragraph-properties fo:margin-top="0in" fo:margin-bottom="0in" fo:line-height="100%"/>
      <style:text-properties style:font-name="TimesNewRomanPSMT" fo:font-size="10.5pt" fo:language="en" fo:country="US" fo:font-weight="bold" style:font-size-asian="10.5pt" style:font-weight-asian="bold" style:font-name-complex="TimesNewRomanPSMT2" style:font-size-complex="10.5pt"/>
    </style:style>
    <style:style style:name="P14" style:family="paragraph" style:parent-style-name="Standard">
      <style:paragraph-properties fo:margin-top="0in" fo:margin-bottom="0in" fo:line-height="100%"/>
      <style:text-properties style:font-name="TimesNewRomanPSMT" fo:font-size="10.5pt" style:font-size-asian="10.5pt" style:font-name-complex="TimesNewRomanPSMT2" style:font-size-complex="10.5pt"/>
    </style:style>
    <style:style style:name="P15" style:family="paragraph" style:parent-style-name="Standard">
      <style:paragraph-properties fo:margin-top="0in" fo:margin-bottom="0in" fo:line-height="100%"/>
      <style:text-properties style:font-name="TimesNewRomanPS-BoldMT" fo:font-size="12pt" fo:language="en" fo:country="US" fo:font-weight="bold" style:font-size-asian="12pt" style:font-weight-asian="bold" style:font-name-complex="TimesNewRomanPS-BoldMT1" style:font-size-complex="12pt" style:font-weight-complex="bold"/>
    </style:style>
    <style:style style:name="P16" style:family="paragraph" style:parent-style-name="Standard">
      <style:paragraph-properties fo:margin-top="0in" fo:margin-bottom="0in" fo:line-height="100%" fo:padding-left="0.0555in" fo:padding-right="0.0555in" fo:padding-top="0.0138in" fo:padding-bottom="0.0138in" fo:border="0.0071in solid #00000a"/>
    </style:style>
    <style:style style:name="P17" style:family="paragraph" style:parent-style-name="Standard">
      <style:paragraph-properties fo:margin-top="0in" fo:margin-bottom="0in" fo:line-height="100%" fo:text-align="justify" style:justify-single-word="false" fo:padding-left="0.0555in" fo:padding-right="0.0555in" fo:padding-top="0.0138in" fo:padding-bottom="0.0138in" fo:border="0.0071in solid #00000a"/>
    </style:style>
    <style:style style:name="P18" style:family="paragraph" style:parent-style-name="Standard">
      <style:paragraph-properties fo:margin-top="0in" fo:margin-bottom="0in" fo:line-height="100%" fo:padding="0.0138in" fo:border="0.0071in solid #00000a"/>
    </style:style>
    <style:style style:name="P19" style:family="paragraph" style:parent-style-name="Standard" style:master-page-name="Standard">
      <style:paragraph-properties fo:margin-top="0in" fo:margin-bottom="0in" fo:line-height="100%" style:page-number="auto"/>
    </style:style>
    <style:style style:name="P20" style:family="paragraph" style:parent-style-name="Standard">
      <style:paragraph-properties fo:margin-top="0.0555in" fo:margin-bottom="0in" fo:line-height="100%" fo:text-align="justify" style:justify-single-word="false"/>
      <style:text-properties fo:color="#000000" style:font-name="Calibri" fo:font-size="8pt" fo:font-weight="bold" style:font-size-asian="8pt" style:font-weight-asian="bold" style:font-name-complex="Calibri1" style:font-size-complex="8pt" style:font-weight-complex="bold"/>
    </style:style>
    <style:style style:name="P21" style:family="paragraph" style:parent-style-name="Standard">
      <style:paragraph-properties fo:margin-top="0.0555in" fo:margin-bottom="0in" fo:line-height="100%" fo:text-align="justify" style:justify-single-word="false" fo:padding-left="0.0555in" fo:padding-right="0.0555in" fo:padding-top="0.0138in" fo:padding-bottom="0.0138in" fo:border="0.0071in solid #00000a"/>
    </style:style>
    <style:style style:name="P22" style:family="paragraph" style:parent-style-name="Standard">
      <style:paragraph-properties fo:margin-top="0.0555in" fo:margin-bottom="0in" fo:line-height="100%" fo:text-align="justify" style:justify-single-word="false" fo:padding="0.0138in" fo:border="0.0071in solid #00000a"/>
    </style:style>
    <style:style style:name="P23" style:family="paragraph" style:parent-style-name="Standard">
      <style:paragraph-properties fo:margin-left="0in" fo:margin-right="0in" fo:margin-top="0in" fo:margin-bottom="0in" fo:line-height="100%" fo:text-indent="0.4917in" style:auto-text-indent="false"/>
    </style:style>
    <style:style style:name="P24" style:family="paragraph" style:parent-style-name="Standard">
      <style:paragraph-properties fo:margin-left="0in" fo:margin-right="0in" fo:margin-top="0in" fo:margin-bottom="0in" fo:line-height="100%" fo:text-indent="0.4917in" style:auto-text-indent="false"/>
      <style:text-properties style:font-name="TimesNewRomanPSMT" fo:font-size="10.5pt" fo:language="en" fo:country="US" style:font-size-asian="10.5pt" style:font-name-complex="TimesNewRomanPSMT2" style:font-size-complex="10.5pt"/>
    </style:style>
    <style:style style:name="P25" style:family="paragraph" style:parent-style-name="Standard">
      <style:paragraph-properties fo:margin-left="0in" fo:margin-right="0in" fo:margin-top="0in" fo:margin-bottom="0in" fo:line-height="100%" fo:text-align="justify" style:justify-single-word="false" fo:text-indent="0.4917in" style:auto-text-indent="false" fo:padding-left="0.0555in" fo:padding-right="0.0555in" fo:padding-top="0.0138in" fo:padding-bottom="0.0138in" fo:border="0.0071in solid #00000a"/>
    </style:style>
    <style:style style:name="P26" style:family="paragraph" style:parent-style-name="Standard">
      <style:paragraph-properties fo:margin-left="0in" fo:margin-right="0in" fo:margin-top="0in" fo:margin-bottom="0in" fo:line-height="100%" fo:text-align="justify" style:justify-single-word="false" fo:text-indent="0.4917in" style:auto-text-indent="false" fo:padding="0.0138in" fo:border="0.0071in solid #00000a"/>
    </style:style>
    <style:style style:name="P27" style:family="paragraph" style:parent-style-name="Standard">
      <style:paragraph-properties fo:margin-left="0in" fo:margin-right="0in" fo:margin-top="0in" fo:margin-bottom="0in" fo:line-height="100%" fo:text-align="justify" style:justify-single-word="false" fo:text-indent="0.7874in" style:auto-text-indent="false" fo:padding-left="0.0555in" fo:padding-right="0.0555in" fo:padding-top="0.0138in" fo:padding-bottom="0.0138in" fo:border="0.0071in solid #00000a"/>
    </style:style>
    <style:style style:name="P28" style:family="paragraph" style:parent-style-name="Standard">
      <style:paragraph-properties fo:margin-left="0in" fo:margin-right="0in" fo:margin-top="0in" fo:margin-bottom="0in" fo:line-height="100%" fo:text-align="justify" style:justify-single-word="false" fo:text-indent="0.7874in" style:auto-text-indent="false" fo:padding="0.0138in" fo:border="0.0071in solid #00000a"/>
    </style:style>
    <style:style style:name="P29" style:family="paragraph" style:parent-style-name="Standard">
      <style:paragraph-properties fo:margin-left="0in" fo:margin-right="0in" fo:margin-top="0in" fo:margin-bottom="0in" fo:line-height="100%" fo:text-align="justify" style:justify-single-word="false" fo:text-indent="1.0835in" style:auto-text-indent="false" fo:padding-left="0.0555in" fo:padding-right="0.0555in" fo:padding-top="0.0138in" fo:padding-bottom="0.0138in" fo:border="0.0071in solid #00000a"/>
    </style:style>
    <style:style style:name="P30" style:family="paragraph" style:parent-style-name="Standard">
      <style:paragraph-properties fo:margin-left="0.2917in" fo:margin-right="0in" fo:margin-top="0.0417in" fo:margin-bottom="0in" fo:text-align="justify" style:justify-single-word="false" fo:text-indent="-0.2917in" style:auto-text-indent="false"/>
    </style:style>
    <style:style style:name="P31" style:family="paragraph" style:parent-style-name="Standard">
      <style:paragraph-properties fo:margin-top="0.0417in" fo:margin-bottom="0in" fo:text-align="justify" style:justify-single-word="false"/>
    </style:style>
    <style:style style:name="P32" style:family="paragraph" style:parent-style-name="Standard" style:list-style-name="WWNum4">
      <style:paragraph-properties fo:margin-top="0.0417in" fo:margin-bottom="0in" fo:text-align="justify" style:justify-single-word="false"/>
    </style:style>
    <style:style style:name="P33" style:family="paragraph" style:parent-style-name="Standard">
      <style:paragraph-properties fo:margin-top="0.0417in" fo:margin-bottom="0in" fo:text-align="justify" style:justify-single-word="false"/>
      <style:text-properties fo:color="#00000a" fo:font-size="10.5pt" style:font-size-asian="10.5pt" style:font-size-complex="10.5pt"/>
    </style:style>
    <style:style style:name="P34" style:family="paragraph" style:parent-style-name="Standard">
      <style:paragraph-properties fo:margin-top="0.0417in" fo:margin-bottom="0in" fo:text-align="justify" style:justify-single-word="false"/>
      <style:text-properties fo:color="#00000a" fo:font-size="10.5pt" fo:language="en" fo:country="US" style:font-size-asian="10.5pt" style:font-size-complex="10.5pt"/>
    </style:style>
    <style:style style:name="P35" style:family="paragraph" style:parent-style-name="Standard">
      <style:paragraph-properties fo:margin-top="0.0417in" fo:margin-bottom="0in" fo:text-align="justify" style:justify-single-word="false"/>
      <style:text-properties fo:color="#00000a" fo:font-size="8pt" fo:language="en" fo:country="US" style:font-size-asian="8pt" style:font-size-complex="8pt"/>
    </style:style>
    <style:style style:name="P36" style:family="paragraph" style:parent-style-name="Standard">
      <style:paragraph-properties fo:margin-top="0.0417in" fo:margin-bottom="0in" fo:text-align="justify" style:justify-single-word="false" fo:padding-left="0.0555in" fo:padding-right="0.0555in" fo:padding-top="0.0138in" fo:padding-bottom="0.0138in" fo:border="0.0071in solid #00000a"/>
    </style:style>
    <style:style style:name="P37" style:family="paragraph" style:parent-style-name="Standard">
      <style:paragraph-properties fo:margin-left="0in" fo:margin-right="0in" fo:margin-top="0in" fo:margin-bottom="0in" fo:line-height="100%" fo:text-align="justify" style:justify-single-word="false" fo:text-indent="0.8862in" style:auto-text-indent="false" fo:padding-left="0.0555in" fo:padding-right="0.0555in" fo:padding-top="0.0138in" fo:padding-bottom="0.0138in" fo:border="0.0071in solid #00000a"/>
    </style:style>
    <style:style style:name="P38" style:family="paragraph" style:parent-style-name="Standard">
      <style:paragraph-properties fo:margin-left="0in" fo:margin-right="0in" fo:margin-top="0in" fo:margin-bottom="0in" fo:line-height="100%" fo:text-align="justify" style:justify-single-word="false" fo:text-indent="1.1811in" style:auto-text-indent="false" fo:padding-left="0.0555in" fo:padding-right="0.0555in" fo:padding-top="0.0138in" fo:padding-bottom="0.0138in" fo:border="0.0071in solid #00000a"/>
    </style:style>
    <style:style style:name="P39" style:family="paragraph" style:parent-style-name="Standard">
      <style:paragraph-properties fo:margin-left="0in" fo:margin-right="0in" fo:margin-top="0in" fo:margin-bottom="0in" fo:line-height="100%" fo:text-align="justify" style:justify-single-word="false" fo:text-indent="1.4772in" style:auto-text-indent="false" fo:padding-left="0.0555in" fo:padding-right="0.0555in" fo:padding-top="0.0138in" fo:padding-bottom="0.0138in" fo:border="0.0071in solid #00000a"/>
    </style:style>
    <style:style style:name="P40" style:family="paragraph" style:parent-style-name="Standard">
      <style:paragraph-properties fo:margin-left="0.4917in" fo:margin-right="0in" fo:margin-top="0in" fo:margin-bottom="0in" fo:line-height="100%" fo:text-indent="0in" style:auto-text-indent="false"/>
    </style:style>
    <style:style style:name="P41" style:family="paragraph" style:parent-style-name="Standard">
      <style:paragraph-properties fo:margin-left="0.4917in" fo:margin-right="0in" fo:margin-top="0in" fo:margin-bottom="0in" fo:line-height="100%" fo:text-indent="0in" style:auto-text-indent="false"/>
      <style:text-properties style:font-name="Times New Roman" fo:font-size="10.5pt" fo:language="en" fo:country="US" style:font-size-asian="10.5pt" style:font-name-complex="Times New Roman2" style:font-size-complex="10.5pt"/>
    </style:style>
    <style:style style:name="P42" style:family="paragraph" style:parent-style-name="Standard">
      <style:paragraph-properties fo:margin-left="0.4898in" fo:margin-right="0in" fo:margin-top="0in" fo:margin-bottom="0in" fo:line-height="100%" fo:text-indent="0in" style:auto-text-indent="false"/>
    </style:style>
    <style:style style:name="P43" style:family="paragraph" style:parent-style-name="Standard">
      <style:paragraph-properties fo:margin-left="0.4898in" fo:margin-right="0in" fo:margin-top="0in" fo:margin-bottom="0in" fo:line-height="100%" fo:text-indent="-0.4898in" style:auto-text-indent="false"/>
    </style:style>
    <style:style style:name="P44" style:family="paragraph" style:parent-style-name="Standard">
      <style:paragraph-properties fo:margin-left="0.4898in" fo:margin-right="0in" fo:margin-top="0in" fo:margin-bottom="0in" fo:line-height="100%" fo:text-indent="-0.4898in" style:auto-text-indent="false"/>
      <style:text-properties style:font-name="Times New Roman" fo:font-size="10.5pt" fo:language="en" fo:country="US" fo:font-weight="bold" style:font-size-asian="10.5pt" style:font-weight-asian="bold" style:font-name-complex="Times New Roman2" style:font-size-complex="10.5pt"/>
    </style:style>
    <style:style style:name="P45" style:family="paragraph" style:parent-style-name="Standard">
      <style:paragraph-properties fo:margin-left="0.4898in" fo:margin-right="0in" fo:margin-top="0in" fo:margin-bottom="0in" fo:line-height="100%" fo:text-indent="-0.4898in" style:auto-text-indent="false"/>
      <style:text-properties style:font-name="Times New Roman" fo:language="en" fo:country="US" style:font-name-complex="Times New Roman2"/>
    </style:style>
    <style:style style:name="P46" style:family="paragraph" style:parent-style-name="Standard">
      <style:paragraph-properties fo:margin-left="0in" fo:margin-right="0in" fo:margin-top="0in" fo:margin-bottom="0in" fo:line-height="100%" fo:text-indent="0.4898in" style:auto-text-indent="false"/>
    </style:style>
    <style:style style:name="P47" style:family="paragraph" style:parent-style-name="List_20_Paragraph" style:list-style-name="WWNum4">
      <style:paragraph-properties fo:margin-top="0in" fo:margin-bottom="0in" fo:line-height="100%"/>
    </style:style>
    <style:style style:name="P48" style:family="paragraph" style:parent-style-name="List_20_Paragraph" style:list-style-name="WWNum1">
      <style:paragraph-properties fo:margin-top="0in" fo:margin-bottom="0in" fo:line-height="100%"/>
    </style:style>
    <style:style style:name="P49" style:family="paragraph" style:parent-style-name="List_20_Paragraph" style:list-style-name="WWNum3">
      <style:paragraph-properties fo:margin-top="0in" fo:margin-bottom="0in" fo:line-height="100%"/>
    </style:style>
    <style:style style:name="P50" style:family="paragraph" style:parent-style-name="List_20_Paragraph" style:list-style-name="WWNum2">
      <style:paragraph-properties fo:margin-top="0in" fo:margin-bottom="0in" fo:line-height="100%"/>
    </style:style>
    <style:style style:name="P51" style:family="paragraph" style:parent-style-name="List_20_Paragraph" style:list-style-name="WWNum3">
      <style:paragraph-properties fo:margin-top="0in" fo:margin-bottom="0in" fo:line-height="100%"/>
      <style:text-properties style:font-name="Times New Roman" fo:font-size="10.5pt" fo:language="en" fo:country="US" style:font-size-asian="10.5pt" style:font-name-complex="Times New Roman2" style:font-size-complex="10.5pt"/>
    </style:style>
    <style:style style:name="T1" style:family="text">
      <style:text-properties style:font-name="Times New Roman" fo:font-size="11.5pt" fo:language="en" fo:country="US" fo:font-weight="bold" style:font-size-asian="11.5pt" style:font-weight-asian="bold" style:font-name-complex="Times New Roman2" style:font-size-complex="11.5pt" style:font-weight-complex="bold"/>
    </style:style>
    <style:style style:name="T2" style:family="text">
      <style:text-properties style:font-name="Times New Roman" fo:font-size="10.5pt" fo:language="en" fo:country="US" fo:font-weight="bold" style:font-size-asian="10.5pt" style:font-weight-asian="bold" style:font-name-complex="Times New Roman2" style:font-size-complex="10.5pt"/>
    </style:style>
    <style:style style:name="T3" style:family="text">
      <style:text-properties style:font-name="Times New Roman" fo:font-size="10.5pt" fo:language="en" fo:country="US" fo:font-weight="bold" style:font-size-asian="10.5pt" style:font-weight-asian="bold" style:font-name-complex="Times New Roman2" style:font-size-complex="10.5pt" style:font-weight-complex="bold"/>
    </style:style>
    <style:style style:name="T4" style:family="text">
      <style:text-properties style:font-name="Times New Roman" fo:font-size="10.5pt" fo:language="en" fo:country="US" style:font-size-asian="10.5pt" style:font-name-complex="Times New Roman2" style:font-size-complex="10.5pt"/>
    </style:style>
    <style:style style:name="T5" style:family="text">
      <style:text-properties style:font-name="Times New Roman" fo:font-size="10.5pt" fo:language="en" fo:country="US" style:text-underline-style="solid" style:text-underline-width="auto" style:text-underline-color="font-color" fo:font-weight="bold" style:font-size-asian="10.5pt" style:font-weight-asian="bold" style:font-name-complex="Times New Roman2" style:font-size-complex="10.5pt"/>
    </style:style>
    <style:style style:name="T6" style:family="text">
      <style:text-properties style:font-name="Times New Roman" fo:font-size="10.5pt" fo:language="en" fo:country="US" fo:font-style="italic" fo:font-weight="bold" style:font-size-asian="10.5pt" style:font-style-asian="italic" style:font-weight-asian="bold" style:font-name-complex="Times New Roman2" style:font-size-complex="10.5pt" style:font-style-complex="italic"/>
    </style:style>
    <style:style style:name="T7" style:family="text">
      <style:text-properties style:font-name="Times New Roman" fo:font-size="10.5pt" style:text-underline-style="solid" style:text-underline-width="auto" style:text-underline-color="font-color" style:font-size-asian="10.5pt" style:font-name-complex="Times New Roman2" style:font-size-complex="10.5pt"/>
    </style:style>
    <style:style style:name="T8" style:family="text">
      <style:text-properties style:font-name="Times New Roman" fo:font-size="10.5pt" style:font-size-asian="10.5pt" style:font-name-complex="Times New Roman2" style:font-size-complex="10.5pt"/>
    </style:style>
    <style:style style:name="T9" style:family="text">
      <style:text-properties style:font-name="Times New Roman" fo:font-size="10.5pt" style:font-size-asian="10.5pt" style:font-name-complex="Times New Roman2" style:font-size-complex="10.5pt" style:font-weight-complex="bold"/>
    </style:style>
    <style:style style:name="T10" style:family="text">
      <style:text-properties style:font-name="Times New Roman" style:font-name-complex="Times New Roman2" style:font-weight-complex="bold"/>
    </style:style>
    <style:style style:name="T11" style:family="text">
      <style:text-properties style:font-name="Times New Roman" fo:language="en" fo:country="US" fo:font-weight="bold" style:font-weight-asian="bold" style:font-name-complex="Times New Roman2"/>
    </style:style>
    <style:style style:name="T12" style:family="text">
      <style:text-properties style:font-name="Times New Roman" fo:language="en" fo:country="US" fo:font-weight="bold" style:font-weight-asian="bold" style:font-name-complex="Times New Roman2" style:font-weight-complex="bold"/>
    </style:style>
    <style:style style:name="T13" style:family="text">
      <style:text-properties style:font-name="Times New Roman" fo:language="en" fo:country="US" fo:font-style="italic" fo:font-weight="bold" style:font-style-asian="italic" style:font-weight-asian="bold" style:font-name-complex="Times New Roman2" style:font-style-complex="italic" style:font-weight-complex="bold"/>
    </style:style>
    <style:style style:name="T14" style:family="text">
      <style:text-properties style:font-name="Times New Roman" fo:language="en" fo:country="US" style:font-name-complex="Times New Roman2"/>
    </style:style>
    <style:style style:name="T15" style:family="text">
      <style:text-properties fo:font-size="10.5pt" fo:language="en" fo:country="US" fo:font-weight="bold" style:font-size-asian="10.5pt" style:font-weight-asian="bold" style:font-size-complex="10.5pt"/>
    </style:style>
    <style:style style:name="T16" style:family="text">
      <style:text-properties fo:color="#000000" style:font-name="Calibri" fo:font-weight="bold" style:font-weight-asian="bold" style:font-name-complex="Calibri1" style:font-weight-complex="bold"/>
    </style:style>
    <style:style style:name="T17" style:family="text">
      <style:text-properties fo:color="#000000" style:font-name="Calibri" style:font-name-complex="Calibri1"/>
    </style:style>
    <style:style style:name="T18" style:family="text">
      <style:text-properties fo:color="#000000" style:font-name="Calibri" style:text-underline-style="solid" style:text-underline-width="auto" style:text-underline-color="font-color" style:font-name-complex="Calibri1"/>
    </style:style>
    <style:style style:name="T19" style:family="text">
      <style:text-properties fo:color="#000000" style:font-name="Calibri" fo:font-style="italic" style:font-style-asian="italic" style:font-name-complex="Calibri1" style:font-style-complex="italic"/>
    </style:style>
    <style:style style:name="T20" style:family="text">
      <style:text-properties fo:color="#000000" style:font-name="Calibri" fo:font-style="italic" fo:font-weight="bold" style:font-style-asian="italic" style:font-weight-asian="bold" style:font-name-complex="Calibri1" style:font-style-complex="italic" style:font-weight-complex="bold"/>
    </style:style>
    <style:style style:name="T21" style:family="text">
      <style:text-properties style:font-name="Calibri" fo:font-size="11pt" style:font-size-asian="11pt" style:font-name-complex="Calibri1" style:font-size-complex="11pt"/>
    </style:style>
    <style:style style:name="T22" style:family="text">
      <style:text-properties style:text-position="sub 58%" style:font-name="Times New Roman" fo:font-size="10.5pt" style:font-size-asian="10.5pt" style:font-name-complex="Times New Roman2" style:font-size-complex="10.5pt"/>
    </style:style>
    <style:style style:name="T23" style:family="text">
      <style:text-properties style:text-position="sub 58%" style:font-name="Times New Roman" fo:font-size="10.5pt" style:font-size-asian="10.5pt" style:font-name-complex="Times New Roman2" style:font-size-complex="10.5pt" style:font-weight-complex="bold"/>
    </style:style>
    <style:style style:name="T24" style:family="text">
      <style:text-properties style:font-name="Cambria Math" fo:font-size="10.5pt" style:font-size-asian="10.5pt" style:font-name-complex="Cambria Math1" style:font-size-complex="10.5pt"/>
    </style:style>
    <style:style style:name="T25" style:family="text">
      <style:text-properties style:font-name="Cambria Math" fo:font-size="10.5pt" fo:language="en" fo:country="US" style:font-size-asian="10.5pt" style:font-name-complex="Cambria Math1" style:font-size-complex="10.5pt"/>
    </style:style>
    <style:style style:name="T26" style:family="text">
      <style:text-properties fo:color="#00000a" fo:font-size="10.5pt" fo:language="en" fo:country="US" fo:font-weight="bold" style:font-size-asian="10.5pt" style:font-weight-asian="bold" style:font-size-complex="10.5pt"/>
    </style:style>
    <style:style style:name="T27" style:family="text">
      <style:text-properties fo:color="#00000a" fo:font-size="10.5pt" fo:language="en" fo:country="US" style:font-size-asian="10.5pt" style:font-size-complex="10.5pt"/>
    </style:style>
    <style:style style:name="T28" style:family="text">
      <style:text-properties fo:color="#00000a" fo:font-size="10.5pt" style:font-size-asian="10.5pt" style:font-size-complex="10.5pt"/>
    </style:style>
    <style:style style:name="T29" style:family="text">
      <style:text-properties fo:color="#ff0000" style:font-name="Calibri" style:font-name-complex="Calibri1"/>
    </style:style>
    <style:style style:name="T30" style:family="text">
      <style:text-properties style:text-position="super 58%" style:font-name="Times New Roman" fo:font-size="10.5pt" fo:language="en" fo:country="US" style:font-size-asian="10.5pt" style:font-name-complex="Times New Roman2" style:font-size-complex="10.5pt"/>
    </style:style>
    <style:style style:name="T31" style:family="text">
      <style:text-properties style:font-name="TimesNewRomanPSMT" fo:font-size="10.5pt" fo:language="en" fo:country="US" fo:font-weight="bold" style:font-size-asian="10.5pt" style:font-weight-asian="bold" style:font-name-complex="TimesNewRomanPSMT2" style:font-size-complex="10.5pt"/>
    </style:style>
    <style:style style:name="T32" style:family="text">
      <style:text-properties style:font-name="TimesNewRomanPSMT" fo:font-size="10.5pt" fo:language="en" fo:country="US" fo:font-style="italic" fo:font-weight="bold" style:font-size-asian="10.5pt" style:font-style-asian="italic" style:font-weight-asian="bold" style:font-name-complex="TimesNewRomanPSMT2" style:font-size-complex="10.5pt"/>
    </style:style>
    <style:style style:name="T33" style:family="text">
      <style:text-properties style:font-name="TimesNewRomanPSMT" fo:font-size="10.5pt" fo:language="en" fo:country="US" style:font-size-asian="10.5pt" style:font-name-complex="TimesNewRomanPSMT2" style:font-size-complex="10.5pt"/>
    </style:style>
    <style:style style:name="T34" style:family="text">
      <style:text-properties style:font-name="TimesNewRomanPSMT" fo:font-size="10.5pt" style:font-size-asian="10.5pt" style:font-name-complex="TimesNewRomanPSMT2" style:font-size-complex="10.5pt"/>
    </style:style>
    <style:style style:name="T35" style:family="text">
      <style:text-properties style:font-name="TimesNewRomanPSMT" fo:font-size="10.5pt" style:text-underline-style="solid" style:text-underline-width="auto" style:text-underline-color="font-color" style:font-size-asian="10.5pt" style:font-name-complex="TimesNewRomanPSMT2" style:font-size-complex="10.5pt"/>
    </style:style>
    <style:style style:name="T36" style:family="text">
      <style:text-properties style:font-name="SymbolMT" fo:font-size="10.5pt" fo:language="en" fo:country="US" fo:font-weight="bold" style:font-name-asian="SymbolMT1" style:font-size-asian="10.5pt" style:font-weight-asian="bold" style:font-name-complex="SymbolMT1" style:font-size-complex="10.5pt"/>
    </style:style>
    <style:style style:name="T37" style:family="text">
      <style:text-properties style:font-name="TimesNewRomanPS-BoldMT" fo:font-size="12pt" fo:language="en" fo:country="US" fo:font-weight="bold" style:font-size-asian="12pt" style:font-weight-asian="bold" style:font-name-complex="TimesNewRomanPS-BoldMT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1. STATE SPACE SEARCH</text:span></text:p>
      <text:p text:style-name="P5"/>
      <text:p text:style-name="P4"><text:span text:style-name="T2">(x4)1.1 Using pseudocode or a programming language of your choice, define the general algorithm for tree search. </text:span></text:p>
      <text:p text:style-name="P21"><text:span text:style-name="T16">struct </text:span><text:span text:style-name="T17">node = [currentState: a state, i.e., a data structure representing an element of </text:span><text:span text:style-name="T18">States</text:span><text:span text:style-name="T17">; </text:span></text:p>
      <text:p text:style-name="P17"><text:span text:style-name="T17">pastAction: an action, i.e., a symbol identifying an element of </text:span><text:span text:style-name="T18">Actions</text:span><text:span text:style-name="T17">; </text:span></text:p>
      <text:p text:style-name="P17"><text:span text:style-name="T17">parentNode: a node, i.e., a reference to an instance of this structure; </text:span></text:p>
      <text:p text:style-name="P16"><text:span text:style-name="T17">totalCost: a number];</text:span></text:p>
      <text:p text:style-name="P11"/>
      <text:p text:style-name="P21"><text:span text:style-name="T16">function </text:span><text:span text:style-name="T17">isEmpty(list: a list of elements of type T) </text:span></text:p>
      <text:p text:style-name="P17"><text:span text:style-name="T16">returns </text:span><text:span text:style-name="T17">(a Boolean) { </text:span></text:p>
      <text:p text:style-name="P25"><text:span text:style-name="T16">if </text:span><text:span text:style-name="T17">(list has no element) </text:span></text:p>
      <text:p text:style-name="P27"><text:span text:style-name="T17">true </text:span></text:p>
      <text:p text:style-name="P25"><text:span text:style-name="T16">else </text:span><text:span text:style-name="T17">false; </text:span></text:p>
      <text:p text:style-name="P16"><text:span text:style-name="T17">}</text:span></text:p>
      <text:p text:style-name="P11"/>
      <text:p text:style-name="P21"><text:span text:style-name="T16">function </text:span><text:span text:style-name="T17">insertFirst(x: an element of type T; list: a list of elements of type T) </text:span></text:p>
      <text:p text:style-name="P17"><text:span text:style-name="T16">returns </text:span><text:span text:style-name="T17">(a list of elements of type T) { </text:span></text:p>
      <text:p text:style-name="P25"><text:span text:style-name="T17">add x to list as the first element; </text:span></text:p>
      <text:p text:style-name="P25"><text:span text:style-name="T16">return </text:span><text:span text:style-name="T17">list; </text:span></text:p>
      <text:p text:style-name="P16"><text:span text:style-name="T17">}</text:span></text:p>
      <text:p text:style-name="P11"/>
      <text:p text:style-name="P21"><text:span text:style-name="T16">function </text:span><text:span text:style-name="T17">insertLast(x: an element of type T; list: a list of elements of type T) </text:span></text:p>
      <text:p text:style-name="P17"><text:span text:style-name="T16">returns </text:span><text:span text:style-name="T17">(a list of elements of type T) { </text:span></text:p>
      <text:p text:style-name="P25"><text:span text:style-name="T17">add x to list as the last element; </text:span></text:p>
      <text:p text:style-name="P25"><text:span text:style-name="T16">return </text:span><text:span text:style-name="T17">list; </text:span></text:p>
      <text:p text:style-name="P16"><text:span text:style-name="T17">}</text:span></text:p>
      <text:p text:style-name="P11"/>
      <text:p text:style-name="P21"><text:span text:style-name="T16">function </text:span><text:span text:style-name="T17">insertList(list1, list2: two lists of elements of type T) </text:span></text:p>
      <text:p text:style-name="P17"><text:span text:style-name="T16">returns </text:span><text:span text:style-name="T17">(a list of elements of type T) { </text:span></text:p>
      <text:p text:style-name="P25"><text:span text:style-name="T17">add all the nodes of list1 to list2 according to a policy to be specified; </text:span></text:p>
      <text:p text:style-name="P25"><text:span text:style-name="T16">return </text:span><text:span text:style-name="T17">list2; </text:span></text:p>
      <text:p text:style-name="P16"><text:span text:style-name="T17">}</text:span></text:p>
      <text:p text:style-name="P11"/>
      <text:p text:style-name="P21"><text:span text:style-name="T16">function </text:span><text:span text:style-name="T17">removeFirst(list: a list of elements of type T) </text:span></text:p>
      <text:p text:style-name="P17"><text:span text:style-name="T16">returns </text:span><text:span text:style-name="T17">(an element of type T) { </text:span></text:p>
      <text:p text:style-name="P25"><text:span text:style-name="T16">vars </text:span><text:span text:style-name="T17">x: an element of type T; </text:span></text:p>
      <text:p text:style-name="P25"><text:span text:style-name="T17">x = the first element of list; </text:span></text:p>
      <text:p text:style-name="P25"><text:span text:style-name="T17">remove the first element of list; </text:span></text:p>
      <text:p text:style-name="P25"><text:span text:style-name="T16">return </text:span><text:span text:style-name="T17">x; </text:span></text:p>
      <text:p text:style-name="P16"><text:span text:style-name="T17">}</text:span></text:p>
      <text:p text:style-name="P11"/>
      <text:p text:style-name="P21"><text:span text:style-name="T16">function </text:span><text:span text:style-name="T17">treeSearch(</text:span><text:span text:style-name="T18">initialState</text:span><text:span text:style-name="T17">: a state; </text:span><text:span text:style-name="T18">Actions</text:span><text:span text:style-name="T17">: a list of actions; </text:span><text:span text:style-name="T18">GoalStates</text:span><text:span text:style-name="T17">: a set of states) </text:span></text:p>
      <text:p text:style-name="P17"><text:span text:style-name="T16">returns </text:span><text:span text:style-name="T17">(a list of actions </text:span><text:span text:style-name="T16">or </text:span><text:span text:style-name="T17">'failure') { </text:span></text:p>
      <text:p text:style-name="P25"><text:span text:style-name="T16">vars </text:span><text:span text:style-name="T17">{ </text:span></text:p>
      <text:p text:style-name="P27"><text:span text:style-name="T17">n: a node; </text:span></text:p>
      <text:p text:style-name="P27"><text:span text:style-name="T17">frontier: a list of nodes (initially empty); </text:span></text:p>
      <text:p text:style-name="P25"><text:soft-page-break/><text:span text:style-name="T17">} </text:span></text:p>
      <text:p text:style-name="P25"><text:span text:style-name="T17">n = </text:span><text:span text:style-name="T16">new </text:span><text:span text:style-name="T17">node(</text:span><text:span text:style-name="T18">initialState</text:span><text:span text:style-name="T17">,null,null,0); </text:span></text:p>
      <text:p text:style-name="P25"><text:span text:style-name="T17">insertFirst(n,frontier); </text:span></text:p>
      <text:p text:style-name="P25"><text:span text:style-name="T16">loop </text:span><text:span text:style-name="T17">{ </text:span></text:p>
      <text:p text:style-name="P27"><text:span text:style-name="T16">if </text:span><text:span text:style-name="T17">isEmpty(frontier) </text:span><text:span text:style-name="T16">return </text:span><text:span text:style-name="T17">'failure';</text:span></text:p>
      <text:p text:style-name="P27"><text:span text:style-name="T17">n = removeFirst(frontier);</text:span></text:p>
      <text:p text:style-name="P27"><text:span text:style-name="T16">if </text:span><text:span text:style-name="T17">(n.currentState </text:span><text:span text:style-name="T16">in </text:span><text:span text:style-name="T18">GoalStates</text:span><text:span text:style-name="T17">) </text:span><text:span text:style-name="T16">return </text:span><text:span text:style-name="T17">buildSolution(n); </text:span></text:p>
      <text:p text:style-name="P27"><text:span text:style-name="T17">insertList(expandNode(n,</text:span><text:span text:style-name="T18">Actions</text:span><text:span text:style-name="T17">),frontier); </text:span></text:p>
      <text:p text:style-name="P25"><text:span text:style-name="T17">} </text:span></text:p>
      <text:p text:style-name="P16"><text:span text:style-name="T17">}</text:span></text:p>
      <text:p text:style-name="P6"/>
      <text:p text:style-name="P22"><text:span text:style-name="T16">function </text:span><text:span text:style-name="T17">buildSolution(n: a node) </text:span><text:span text:style-name="T16">returns </text:span><text:span text:style-name="T17">a list of actions { </text:span></text:p>
      <text:p text:style-name="P26"><text:span text:style-name="T16">vars </text:span><text:span text:style-name="T17">{ a: an action; </text:span></text:p>
      <text:p text:style-name="P28"><text:span text:style-name="T17">solution: a list of actions (initially empty); </text:span></text:p>
      <text:p text:style-name="P26"><text:span text:style-name="T17">} </text:span></text:p>
      <text:p text:style-name="P26"><text:span text:style-name="T16">while </text:span><text:span text:style-name="T17">(n != null) { </text:span></text:p>
      <text:p text:style-name="P28"><text:span text:style-name="T17">insertFirst(n.pastAction,solution); </text:span></text:p>
      <text:p text:style-name="P28"><text:span text:style-name="T17">n = n.parentNode; </text:span></text:p>
      <text:p text:style-name="P26"><text:span text:style-name="T17">} </text:span></text:p>
      <text:p text:style-name="P26"><text:span text:style-name="T16">return </text:span><text:span text:style-name="T17">solution; </text:span></text:p>
      <text:p text:style-name="P18"><text:span text:style-name="T17">}</text:span></text:p>
      <text:p text:style-name="P11"/>
      <text:p text:style-name="P21"><text:span text:style-name="T16">function </text:span><text:span text:style-name="T17">expandNode(n: a node; </text:span><text:span text:style-name="T18">Actions</text:span><text:span text:style-name="T17">: a list of actions) </text:span><text:span text:style-name="T16">returns </text:span><text:span text:style-name="T17">a list of nodes { </text:span></text:p>
      <text:p text:style-name="P25"><text:span text:style-name="T16">vars </text:span><text:span text:style-name="T17">{ newNode: a node; </text:span></text:p>
      <text:p text:style-name="P27"><text:span text:style-name="T17">a: an action; </text:span></text:p>
      <text:p text:style-name="P27"><text:span text:style-name="T17">successorList: a list of nodes (initially empty); </text:span></text:p>
      <text:p text:style-name="P25"><text:span text:style-name="T17">} </text:span></text:p>
      <text:p text:style-name="P25"><text:span text:style-name="T16">for </text:span><text:span text:style-name="T17">(a </text:span><text:span text:style-name="T16">in </text:span><text:span text:style-name="T18">Actions</text:span><text:span text:style-name="T17">) { </text:span></text:p>
      <text:p text:style-name="P27"><text:span text:style-name="T16">if </text:span><text:span text:style-name="T18">applicable</text:span><text:span text:style-name="T17">(a,n.currentState) { </text:span></text:p>
      <text:p text:style-name="P29"><text:span text:style-name="T17">newNode = </text:span><text:span text:style-name="T16">new </text:span><text:span text:style-name="T17">node(</text:span><text:span text:style-name="T18">result</text:span><text:span text:style-name="T17">(a,n.currentState), a, n, n.totalCost+</text:span><text:span text:style-name="T18">cost</text:span><text:span text:style-name="T17">(a,n.state)); </text:span></text:p>
      <text:p text:style-name="P29"><text:span text:style-name="T17">insertLast(newNode,successorList); </text:span></text:p>
      <text:p text:style-name="P27"><text:span text:style-name="T17">}</text:span></text:p>
      <text:p text:style-name="P17"><text:span text:style-name="T17"><text:tab/>} </text:span></text:p>
      <text:p text:style-name="P25"><text:span text:style-name="T16">return </text:span><text:span text:style-name="T17">successorList; </text:span></text:p>
      <text:p text:style-name="P16"><text:span text:style-name="T17">}</text:span></text:p>
      <text:p text:style-name="P7"/>
      <text:p text:style-name="P4"><text:span text:style-name="T2">Then explain how the algorithm must be adapted to generate the following search strategies: depth first, breadth first, uniform cost, A*.</text:span></text:p>
      <text:p text:style-name="P4"><text:span text:style-name="T7">Depth First:</text:span><text:span text:style-name="T8"> genero l’albero espandendo per primo il nodo generato più di recente. Per far ciò implemento la funzione insertList con una politica LIFO, espando il nodo che è all’inizio della frontiera e inserisco il successivo nodo all’inizio della frontiera, la frontiera è implementata come uno STACK.</text:span></text:p>
      <text:p text:style-name="P4"><text:span text:style-name="T7">Breadth First:</text:span><text:span text:style-name="T8"> genero l’albero espandendo tutti i nodi di un livello, prima di passare al livello dopo. Per far ciò implemento la funzione insertList con una politica FIFO, espando il nodo che è all’inizio della frontiera e inserisco il successivo nodo alla fine della frontiera, la frontiera è implementata come una QUEQUE (CODA).</text:span></text:p>
      <text:p text:style-name="P4"><text:span text:style-name="T7">Uniform Cost:</text:span><text:span text:style-name="T8"> genero l’albero come nella Breadth First, ma non in base al livello del nodo, ma al costo totale per raggiungere quel nodo. La frontiera è implementata come una PRIORITY QUEQUE (CODA CON PRIORITA’) ordinata in ordine crescente in base al valore di costoTotale.</text:span></text:p>
      <text:p text:style-name="P4"><text:span text:style-name="T7">A*:</text:span><text:span text:style-name="T8"> è una variante della strategia Uniform Cost, dove i nodi nella frontiera sono ordinati con una funzione (funzione euristica) che da una stima del costo totale della soluzione ottima dalla radice all’obiettivo passando dal nodo n.</text:span></text:p>
      <text:p text:style-name="P10"><text:soft-page-break/></text:p>
      <text:p text:style-name="P4"><text:span text:style-name="T2">(x2)1.15 Explain what it means for a search strategy to be optimal. Then, again with respect to Tree Search, specify the conditions under which the A* strategy is optimal.</text:span></text:p>
      <text:p text:style-name="P4"><text:span text:style-name="T8">Una strategia si dice ottima se se solo se ogni volta che trova una soluzione a un problema, questa soluzione è ottima, cioè non è possibile trovare un’altra soluzione che abbia costo minore di questa.</text:span></text:p>
      <text:p text:style-name="P4"><text:span text:style-name="T8">In A* una strategia è ottima se:</text:span></text:p>
      <text:list xml:id="list1518270062" text:style-name="WWNum4">
        <text:list-item>
          <text:p text:style-name="P47"><text:span text:style-name="T8">Tutti i nodi dell’albero di ricerca hanno un numero finito di successori</text:span></text:p>
        </text:list-item>
        <text:list-item>
          <text:p text:style-name="P47"><text:span text:style-name="T8">Il costo delle azioni ha un limite inferiore positivo (lower bound)</text:span></text:p>
        </text:list-item>
        <text:list-item>
          <text:p text:style-name="P47"><text:span text:style-name="T8">La funzione euristica usata è ammissibile, cioè la stima del costo totale dato dalla funzione euristica deve essere un limite inferiore del costo totale della soluzione ottima attuale. </text:span></text:p>
        </text:list-item>
      </text:list>
      <text:p text:style-name="P8"/>
      <text:p text:style-name="P4"><text:span text:style-name="T2">!!!!!!!!(x2)1.2 Using pseudocode or a programming language of your choice, define the A* algorithm for </text:span><text:span text:style-name="T5">graph</text:span><text:span text:style-name="T2"> search. Specify under what conditions the first solution found by this algorithm is optimal.</text:span></text:p>
      <text:p text:style-name="P8"/>
      <text:p text:style-name="P4"><text:span text:style-name="T3">(x1)1.5 Rigorously define the following concepts: (i) state space, (ii) problem, (iii) solution.</text:span></text:p>
      <text:list xml:id="list61556500" text:continue-numbering="true" text:style-name="WWNum4">
        <text:list-item>
          <text:p text:style-name="P47"><text:span text:style-name="T9">Lo spazio degli stati è una tripletta S = (S, A, e) dove S è un insieme di stati non vuoto, <text:s/>A è un insieme di azioni e la funzione di esecuzione e è una funzione parziale che assegna uno stato risultante e un costo a un insieme di coppie stato-azione.</text:span></text:p>
        </text:list-item>
        <text:list-item>
          <text:p text:style-name="P47"><text:span text:style-name="T9">Un problema P è una tripletta P = (S, s</text:span><text:span text:style-name="T23">0</text:span><text:span text:style-name="T9">, G) dove S = (S, A, e) è uno spazio degli stati, s</text:span><text:span text:style-name="T23">0</text:span><text:span text:style-name="T9"> </text:span><text:span text:style-name="T24">∈</text:span><text:span text:style-name="T8"> S è lo stato iniziale e G </text:span><text:span text:style-name="T24">⊆</text:span><text:span text:style-name="T8"> S è l’insieme degli stati obiettivo.</text:span></text:p>
        </text:list-item>
        <text:list-item>
          <text:p text:style-name="P47"><text:span text:style-name="T8">Dato un problema </text:span><text:span text:style-name="T9">P = (S, s</text:span><text:span text:style-name="T23">0</text:span><text:span text:style-name="T9">, G), una soluzione è una sequenza finita di azioni (a</text:span><text:span text:style-name="T23">1</text:span><text:span text:style-name="T9">,…,a</text:span><text:span text:style-name="T23">n</text:span><text:span text:style-name="T9">) che per </text:span><text:span text:style-name="T4">1 ≤ k ≤ n</text:span><text:span text:style-name="T8">, a</text:span><text:span text:style-name="T22">k</text:span><text:span text:style-name="T8"> può essere eseguito nello stato s</text:span><text:span text:style-name="T22">k-1</text:span><text:span text:style-name="T8"> e il risultato nello stato s</text:span><text:span text:style-name="T22">k</text:span><text:span text:style-name="T8"> con s</text:span><text:span text:style-name="T22">n</text:span><text:span text:style-name="T8"> </text:span><text:span text:style-name="T25">∈</text:span><text:span text:style-name="T4">G.</text:span></text:p>
        </text:list-item>
      </text:list>
      <text:p text:style-name="P7"/>
      <text:p text:style-name="P4"><text:span text:style-name="T3">(x1)1.6 Define what a search strategy is, and classify the most important search strategies according to relevant aspects.</text:span></text:p>
      <text:p text:style-name="P4"><text:span text:style-name="T9">Una strategia di ricerca è un metodo per la costruzione di una soluzione, dato un problema.</text:span></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table:table-cell>
          <table:table-cell table:style-name="Table1.A1" office:value-type="string">
            <text:p text:style-name="Standard"><text:span text:style-name="T4">Uninformed</text:span></text:p>
          </table:table-cell>
          <table:table-cell table:style-name="Table1.A1" office:value-type="string">
            <text:p text:style-name="Standard"><text:span text:style-name="T4">Informed</text:span></text:p>
          </table:table-cell>
        </table:table-row>
        <table:table-row table:style-name="Table1.1">
          <table:table-cell table:style-name="Table1.A1" office:value-type="string">
            <text:p text:style-name="Standard"><text:span text:style-name="T4">Parallel</text:span></text:p>
          </table:table-cell>
          <table:table-cell table:style-name="Table1.A1" office:value-type="string">
            <text:p text:style-name="Standard"><text:span text:style-name="T4">breadth-first </text:span></text:p>
            <text:p text:style-name="Standard"><text:span text:style-name="T4">uniform cost</text:span></text:p>
          </table:table-cell>
          <table:table-cell table:style-name="Table1.A1" office:value-type="string">
            <text:p text:style-name="Standard"><text:span text:style-name="T4">A*</text:span></text:p>
          </table:table-cell>
        </table:table-row>
        <table:table-row table:style-name="Table1.1">
          <table:table-cell table:style-name="Table1.A1" office:value-type="string">
            <text:p text:style-name="Standard"><text:span text:style-name="T4">Sequential</text:span></text:p>
          </table:table-cell>
          <table:table-cell table:style-name="Table1.A1" office:value-type="string">
            <text:p text:style-name="Standard"><text:span text:style-name="T4">depth-first </text:span></text:p>
            <text:p text:style-name="Standard"><text:span text:style-name="T4">backtracking</text:span></text:p>
            <text:p text:style-name="Standard"><text:span text:style-name="T4">iterative deepening</text:span></text:p>
          </table:table-cell>
          <table:table-cell table:style-name="Table1.A1" office:value-type="string">
            <text:p text:style-name="Standard"><text:span text:style-name="T4">greedy best-first</text:span></text:p>
          </table:table-cell>
        </table:table-row>
      </table:table>
      <text:p text:style-name="P9"/>
      <text:p text:style-name="P4"><text:span text:style-name="T3">(x1)1.7 Briefly describe (in words) the main ideas underlying the Iterative Deepening strategy, and comment about the effectiveness of such a strategy.</text:span></text:p>
      <text:p text:style-name="P4"><text:span text:style-name="T8">La strategia ID è basata sulla ripetizione iterativa di una ricerca in profondità limitata. Il limite è inizialmente 0 e viene incrementato di 1 a ogni iterazione. La complessità della strategia ID è lineare in memoria e esponenziale nel tempo.</text:span></text:p>
      <text:p text:style-name="P7"/>
      <text:p text:style-name="P30"><text:span text:style-name="T26">!!!!!!!!(x3)1.8 Explain the difference between tree search and graph search, clarifying:</text:span></text:p>
      <text:list xml:id="list1507314696" text:continue-numbering="true" text:style-name="WWNum4">
        <text:list-item>
          <text:p text:style-name="P32"><text:span text:style-name="T26">why and when we need graph search</text:span></text:p>
        </text:list-item>
        <text:list-item>
          <text:p text:style-name="P32"><text:span text:style-name="T26">what improvements are required by the tree search algorithm to implement graph search (you are not asked to describe the whole algorithm, only the relevant modifications)</text:span></text:p>
        </text:list-item>
      </text:list>
      <text:p text:style-name="P30"><text:span text:style-name="T26">Now consider the 8-puzzle: does it require graph search? if so, why?</text:span></text:p>
      <text:p text:style-name="P31"><text:span text:style-name="T28">Negli alberi di ricerca non controllo se lo stesso stato è rappresentato da più nodi, invece nei grafi di ricerca effettuo questo controllo.</text:span></text:p>
      <text:p text:style-name="P33"/>
      <text:p text:style-name="P31"><text:span text:style-name="T15">(x1)1.18 Explain the difference between tree search and graph search, and clarify the advantages of the latter over the former. Then explain how the difference between tree search and graph search is implemented in the basic search algorithm. (You are not required to report the whole search algorithm, only to explain the main difference between the tree-search and the graph-search version.)</text:span></text:p>
      <text:p text:style-name="P31"><text:span text:style-name="T28">Negli alberi di ricerca non controllo se lo stesso stato è rappresentato da più nodi, invece nei grafi di ricerca effettuo questo controllo.</text:span></text:p>
      <text:p text:style-name="P31"><text:soft-page-break/><text:span text:style-name="T28">Questo implica che i grafi di ricerca occuperanno più memoria, poiché bisogna salvare anche tutti gli stati incontrati e espansi, ma eviteranno i cicli infiniti, in quanto è impossibile ripassare da un nodo che rappresenta uno stato già espanso.</text:span></text:p>
      <text:p text:style-name="P21"><text:span text:style-name="T16">function </text:span><text:span text:style-name="T17">treeSearch(</text:span><text:span text:style-name="T18">initialState</text:span><text:span text:style-name="T17">: a state; </text:span><text:span text:style-name="T18">Actions</text:span><text:span text:style-name="T17">: a list of actions; </text:span><text:span text:style-name="T18">GoalStates</text:span><text:span text:style-name="T17">: a set of states) </text:span></text:p>
      <text:p text:style-name="P17"><text:span text:style-name="T16">returns </text:span><text:span text:style-name="T17">(a list of actions </text:span><text:span text:style-name="T16">or </text:span><text:span text:style-name="T17">'failure') { </text:span></text:p>
      <text:p text:style-name="P25"><text:span text:style-name="T16">vars </text:span><text:span text:style-name="T17">{ </text:span></text:p>
      <text:p text:style-name="P27"><text:span text:style-name="T17">n: a node; </text:span></text:p>
      <text:p text:style-name="P27"><text:span text:style-name="T17">frontier: a list of nodes (initially empty); </text:span></text:p>
      <text:p text:style-name="P25"><text:span text:style-name="T17">} </text:span></text:p>
      <text:p text:style-name="P25"><text:span text:style-name="T17">n = </text:span><text:span text:style-name="T16">new </text:span><text:span text:style-name="T17">node(</text:span><text:span text:style-name="T18">initialState</text:span><text:span text:style-name="T17">,null,null,0); </text:span></text:p>
      <text:p text:style-name="P25"><text:span text:style-name="T17">insertFirst(n,frontier); </text:span></text:p>
      <text:p text:style-name="P25"><text:span text:style-name="T16">loop </text:span><text:span text:style-name="T17">{ </text:span></text:p>
      <text:p text:style-name="P27"><text:span text:style-name="T16">if </text:span><text:span text:style-name="T17">isEmpty(frontier) </text:span><text:span text:style-name="T16">return </text:span><text:span text:style-name="T17">'failure'; </text:span></text:p>
      <text:p text:style-name="P27"><text:span text:style-name="T17">n = removeFirst(frontier); </text:span></text:p>
      <text:p text:style-name="P27"><text:span text:style-name="T16">if </text:span><text:span text:style-name="T17">(n.currentState </text:span><text:span text:style-name="T16">in </text:span><text:span text:style-name="T18">GoalStates</text:span><text:span text:style-name="T17">) </text:span><text:span text:style-name="T16">return </text:span><text:span text:style-name="T17">buildSolution(n); </text:span></text:p>
      <text:p text:style-name="P27"><text:span text:style-name="T17">insertList(expandNode(n,</text:span><text:span text:style-name="T18">Actions</text:span><text:span text:style-name="T17">),frontier); </text:span></text:p>
      <text:p text:style-name="P25"><text:span text:style-name="T17">} </text:span></text:p>
      <text:p text:style-name="P16"><text:span text:style-name="T17">}</text:span></text:p>
      <text:p text:style-name="P20"/>
      <text:p text:style-name="P21"><text:span text:style-name="T16">function </text:span><text:span text:style-name="T17">expandNode(n: a node; </text:span><text:span text:style-name="T18">Actions</text:span><text:span text:style-name="T17">: a list of actions) </text:span><text:span text:style-name="T16">returns </text:span><text:span text:style-name="T17">a list of nodes { </text:span></text:p>
      <text:p text:style-name="P25"><text:span text:style-name="T16">vars </text:span><text:span text:style-name="T17">{ newNode: a node; </text:span></text:p>
      <text:p text:style-name="P27"><text:span text:style-name="T17">a: an action; </text:span></text:p>
      <text:p text:style-name="P27"><text:span text:style-name="T17">successorList: a list of nodes (initially empty); </text:span></text:p>
      <text:p text:style-name="P25"><text:span text:style-name="T17">} </text:span></text:p>
      <text:p text:style-name="P25"><text:span text:style-name="T16">for </text:span><text:span text:style-name="T17">(a </text:span><text:span text:style-name="T16">in </text:span><text:span text:style-name="T18">Actions</text:span><text:span text:style-name="T17">) { </text:span></text:p>
      <text:p text:style-name="P27"><text:span text:style-name="T16">if </text:span><text:span text:style-name="T18">applicable</text:span><text:span text:style-name="T17">(a,n.currentState) { </text:span></text:p>
      <text:p text:style-name="P29"><text:span text:style-name="T17">newNode = </text:span><text:span text:style-name="T16">new </text:span><text:span text:style-name="T17">node(</text:span><text:span text:style-name="T18">result</text:span><text:span text:style-name="T17">(a,n.currentState), a, n, n.totalCost+</text:span><text:span text:style-name="T18">cost</text:span><text:span text:style-name="T17">(a,n.state)); </text:span></text:p>
      <text:p text:style-name="P29"><text:span text:style-name="T17">insertLast(newNode,successorList); </text:span></text:p>
      <text:p text:style-name="P27"><text:span text:style-name="T17">}</text:span></text:p>
      <text:p text:style-name="P17"><text:span text:style-name="T17"><text:tab/>} </text:span></text:p>
      <text:p text:style-name="P25"><text:span text:style-name="T16">return </text:span><text:span text:style-name="T17">successorList; </text:span></text:p>
      <text:p text:style-name="P16"><text:span text:style-name="T17">}</text:span></text:p>
      <text:p text:style-name="P20"/>
      <text:p text:style-name="P21"><text:span text:style-name="T16">function </text:span><text:span text:style-name="T17">graphSearch(</text:span><text:span text:style-name="T18">initialState</text:span><text:span text:style-name="T17">: a state; </text:span><text:span text:style-name="T18">Actions</text:span><text:span text:style-name="T17">: a list of actions; </text:span><text:span text:style-name="T18">GoalStates</text:span><text:span text:style-name="T17">: a set of states) </text:span></text:p>
      <text:p text:style-name="P17"><text:span text:style-name="T16">returns </text:span><text:span text:style-name="T17">(a list of actions </text:span><text:span text:style-name="T16">or </text:span><text:span text:style-name="T17">'failure') { </text:span></text:p>
      <text:p text:style-name="P25"><text:span text:style-name="T16">vars </text:span><text:span text:style-name="T17">{ </text:span></text:p>
      <text:p text:style-name="P37"><text:span text:style-name="T17">n: a node; </text:span></text:p>
      <text:p text:style-name="P37"><text:span text:style-name="T17">frontier: a list of nodes (initially empty); </text:span></text:p>
      <text:p text:style-name="P37"><text:span text:style-name="T19">explored: a set of states (initially empty)</text:span><text:span text:style-name="T29">; </text:span></text:p>
      <text:p text:style-name="P25"><text:span text:style-name="T17">} </text:span></text:p>
      <text:p text:style-name="P25"><text:span text:style-name="T17">n = </text:span><text:span text:style-name="T16">new </text:span><text:span text:style-name="T17">node(</text:span><text:span text:style-name="T18">initialState</text:span><text:span text:style-name="T17">,null,null,0); </text:span></text:p>
      <text:p text:style-name="P25"><text:span text:style-name="T17">insertFirst(n,frontier); </text:span></text:p>
      <text:p text:style-name="P25"><text:span text:style-name="T16">loop </text:span><text:span text:style-name="T17">{ </text:span></text:p>
      <text:p text:style-name="P37"><text:span text:style-name="T16">if </text:span><text:span text:style-name="T17">isEmpty(frontier) </text:span><text:span text:style-name="T16">return </text:span><text:span text:style-name="T17">'failure'; </text:span></text:p>
      <text:p text:style-name="P37"><text:span text:style-name="T17">n = removeFirst(frontier); </text:span></text:p>
      <text:p text:style-name="P37"><text:span text:style-name="T19">addToSet(n.state,explored)</text:span><text:span text:style-name="T17">; </text:span></text:p>
      <text:p text:style-name="P37"><text:soft-page-break/><text:span text:style-name="T16">if </text:span><text:span text:style-name="T17">(n.currentState </text:span><text:span text:style-name="T16">in </text:span><text:span text:style-name="T18">GoalStates</text:span><text:span text:style-name="T17">) </text:span><text:span text:style-name="T16">return </text:span><text:span text:style-name="T17">buildSolution(n); </text:span></text:p>
      <text:p text:style-name="P37"><text:span text:style-name="T17">insertList(graphExpandNode(n,</text:span><text:span text:style-name="T18">Actions</text:span><text:span text:style-name="T17">,</text:span><text:span text:style-name="T19">explored</text:span><text:span text:style-name="T17">),frontier); </text:span></text:p>
      <text:p text:style-name="P25"><text:span text:style-name="T17">} </text:span></text:p>
      <text:p text:style-name="P36"><text:span text:style-name="T21">}</text:span></text:p>
      <text:p text:style-name="P35"/>
      <text:p text:style-name="P21"><text:span text:style-name="T16">function </text:span><text:span text:style-name="T17">graphExpandNode(n: a node; </text:span><text:span text:style-name="T18">Actions</text:span><text:span text:style-name="T17">: a list of actions; </text:span><text:span text:style-name="T19">explored: a set of states</text:span><text:span text:style-name="T17">) </text:span></text:p>
      <text:p text:style-name="P17"><text:span text:style-name="T16">returns </text:span><text:span text:style-name="T17">a list of nodes { </text:span></text:p>
      <text:p text:style-name="P25"><text:span text:style-name="T16">vars </text:span><text:span text:style-name="T17">{ newNode: a node; </text:span></text:p>
      <text:p text:style-name="P27"><text:span text:style-name="T17">a: an action; </text:span></text:p>
      <text:p text:style-name="P27"><text:span text:style-name="T17">successorList: a list of nodes (initially empty); </text:span></text:p>
      <text:p text:style-name="P25"><text:span text:style-name="T17">} </text:span></text:p>
      <text:p text:style-name="P25"><text:span text:style-name="T16">for </text:span><text:span text:style-name="T17">(a </text:span><text:span text:style-name="T16">in </text:span><text:span text:style-name="T18">Actions</text:span><text:span text:style-name="T17">){ </text:span></text:p>
      <text:p text:style-name="P27"><text:span text:style-name="T16">if </text:span><text:span text:style-name="T17">applicable(a,n.currentState) { </text:span></text:p>
      <text:p text:style-name="P38"><text:span text:style-name="T17">newNode = </text:span><text:span text:style-name="T16">new </text:span><text:span text:style-name="T17">node(</text:span><text:span text:style-name="T18">result</text:span><text:span text:style-name="T17">(a,n.currentState),a,n,n.totalCost+</text:span><text:span text:style-name="T18">cost</text:span><text:span text:style-name="T17">(a,n.state)); </text:span></text:p>
      <text:p text:style-name="P38"><text:span text:style-name="T20">if </text:span><text:span text:style-name="T19">!(newNode.state </text:span><text:span text:style-name="T20">in </text:span><text:span text:style-name="T19">explored) </text:span></text:p>
      <text:p text:style-name="P39"><text:span text:style-name="T17">insertLast(newNode,successorList); </text:span></text:p>
      <text:p text:style-name="P27"><text:span text:style-name="T17">} </text:span></text:p>
      <text:p text:style-name="P17"><text:span text:style-name="T17"><text:tab/>}</text:span></text:p>
      <text:p text:style-name="P25"><text:span text:style-name="T16">return </text:span><text:span text:style-name="T17">successorList; </text:span></text:p>
      <text:p text:style-name="P36"><text:span text:style-name="T21">}</text:span></text:p>
      <text:p text:style-name="P34"/>
      <text:p text:style-name="P31"><text:span text:style-name="T26">(x2)1.9 Suggest a state space representation for the problem stated below: define a data structure for representing the states and specify the allowable actions (you are not required to find a solution). </text:span></text:p>
      <text:p text:style-name="P4"><text:span text:style-name="T2">(x1)<text:tab/>Boys and girls.</text:span></text:p>
      <text:p text:style-name="P40"><text:span text:style-name="T2">To go from A to B, three boys and three girls wants to use a motor bike (which is initially at A). The motor bike can carry a maximum of two people, therefore several trips will be necessary. Since boys are notoriously untrustable, in no case should the number of boys present at A or B be larger than the number of girls present at the same place.</text:span></text:p>
      <text:p text:style-name="P41"/>
      <text:p text:style-name="P43"><text:span text:style-name="T2">(x1)<text:tab/>An old Russian puzzle. While travelling with a wolf, a goat and a (big) cabbage, a farmer has to cross a river from side A to side B. Initially, a small boat is available at side A. The boat can carry at most one object plus the farmer, who obviously is the only one able to row. The farmer has to find a way of bringing the wolf, the goat and the cabbage from A to B, with the following constraints: at no stage of the solution should the wolf be left with the goat in absence of the farmer (because the wolf would eat the goat); analogously, at no stage of the solution should the goat be left with the cabbage in absence of the farmer (because the goat would eat the cabbage).</text:span></text:p>
      <text:p text:style-name="P44"/>
      <text:p text:style-name="P4"><text:span text:style-name="T2">(x2)1.10 Compare the Breadth First and Depth First search strategies. In particular:</text:span></text:p>
      <text:list xml:id="list1380785901" text:style-name="WWNum1">
        <text:list-item>
          <text:p text:style-name="P48"><text:span text:style-name="T2">say how the general tree-search algorithm can be adapted to implement the two strategies (you are not required to describe the full algorithm, only the part that implements the strategies);</text:span></text:p>
        </text:list-item>
        <text:list-item>
          <text:p text:style-name="P48"><text:span text:style-name="T7">Depth First:</text:span><text:span text:style-name="T8"> genero l’albero espandendo per primo il nodo generato più di recente. Per far ciò implemento la funzione insertList con una politica LIFO, espando il nodo che è all’inizio della frontiera e inserisco il successivo nodo all’inizio della frontiera, la frontiera è implementata come uno STACK.</text:span></text:p>
        </text:list-item>
        <text:list-item>
          <text:p text:style-name="P48"><text:span text:style-name="T7">Breadth First:</text:span><text:span text:style-name="T8"> genero l’albero espandendo tutti i nodi di un livello, prima di passare al livello dopo. Per far ciò implemento la funzione insertList con una politica FIFO, espando il nodo che è all’inizio della frontiera e inserisco il successivo nodo alla fine della frontiera, la frontiera è implementata come una QUEQUE (CODA).</text:span></text:p>
        </text:list-item>
        <text:list-item>
          <text:p text:style-name="P48"><text:span text:style-name="T2">compare the two strategies from the point of view of completeness, optimality and complexity (in both memory and time);</text:span></text:p>
        </text:list-item>
      </text:list>
      <table:table table:name="Table2" table:style-name="Table2">
        <table:table-column table:style-name="Table2.A"/>
        <table:table-column table:style-name="Table2.B"/>
        <table:table-column table:style-name="Table2.C" table:number-columns-repeated="2"/>
        <table:table-column table:style-name="Table2.E"/>
        <table:table-row table:style-name="Table2.1">
          <table:table-cell table:style-name="Table2.A1" office:value-type="string">
            <text:p text:style-name="P2"/>
          </table:table-cell>
          <table:table-cell table:style-name="Table2.A1" office:value-type="string">
            <text:p text:style-name="Standard"><text:span text:style-name="T8">Completezza</text:span></text:p>
          </table:table-cell>
          <table:table-cell table:style-name="Table2.A1" office:value-type="string">
            <text:p text:style-name="Standard"><text:span text:style-name="T8">Ottimalità</text:span></text:p>
          </table:table-cell>
          <table:table-cell table:style-name="Table2.A1" office:value-type="string">
            <text:p text:style-name="Standard"><text:span text:style-name="T8">Compl. Temporale</text:span></text:p>
          </table:table-cell>
          <table:table-cell table:style-name="Table2.A1" office:value-type="string">
            <text:p text:style-name="Standard"><text:span text:style-name="T8">Compl. Spaziale</text:span></text:p>
          </table:table-cell>
        </table:table-row>
        <table:table-row table:style-name="Table2.1">
          <table:table-cell table:style-name="Table2.A1" office:value-type="string">
            <text:p text:style-name="Standard"><text:span text:style-name="T4">Breadth First</text:span></text:p>
          </table:table-cell>
          <table:table-cell table:style-name="Table2.A1" office:value-type="string">
            <text:p text:style-name="Standard"><text:span text:style-name="T4">Sì</text:span></text:p>
          </table:table-cell>
          <table:table-cell table:style-name="Table2.A1" office:value-type="string">
            <text:p text:style-name="Standard"><text:span text:style-name="T4">Sì (se costi uguali)</text:span></text:p>
          </table:table-cell>
          <table:table-cell table:style-name="Table2.A1" office:value-type="string">
            <text:p text:style-name="Standard"><text:span text:style-name="T4">O(b</text:span><text:span text:style-name="T30">d+2</text:span><text:span text:style-name="T4">) c.u: O(b</text:span><text:span text:style-name="T30">d+1</text:span><text:span text:style-name="T4">)</text:span></text:p>
          </table:table-cell>
          <table:table-cell table:style-name="Table2.A1" office:value-type="string">
            <text:p text:style-name="Standard"><text:span text:style-name="T4">O(b</text:span><text:span text:style-name="T30">d+2</text:span><text:span text:style-name="T4">) c.u: O(b</text:span><text:span text:style-name="T30">d+1</text:span><text:span text:style-name="T4">)</text:span></text:p>
          </table:table-cell>
        </table:table-row>
        <text:soft-page-break/>
        <table:table-row table:style-name="Table2.1">
          <table:table-cell table:style-name="Table2.A1" office:value-type="string">
            <text:p text:style-name="Standard"><text:span text:style-name="T4">Depth First</text:span></text:p>
          </table:table-cell>
          <table:table-cell table:style-name="Table2.A1" office:value-type="string">
            <text:p text:style-name="Standard"><text:span text:style-name="T4">No (sì con grafo)</text:span></text:p>
          </table:table-cell>
          <table:table-cell table:style-name="Table2.A1" office:value-type="string">
            <text:p text:style-name="Standard"><text:span text:style-name="T4">No (sì, costi unitari)</text:span></text:p>
          </table:table-cell>
          <table:table-cell table:style-name="Table2.A1" office:value-type="string">
            <text:p text:style-name="Standard"><text:span text:style-name="T4">O(b</text:span><text:span text:style-name="T30">m+1</text:span><text:span text:style-name="T4">)</text:span></text:p>
          </table:table-cell>
          <table:table-cell table:style-name="Table2.A1" office:value-type="string">
            <text:p text:style-name="Standard"><text:span text:style-name="T4">O(bm)</text:span></text:p>
          </table:table-cell>
        </table:table-row>
      </table:table>
      <text:list xml:id="list1625028615" text:continue-numbering="true" text:style-name="WWNum1">
        <text:list-item>
          <text:p text:style-name="P48"><text:span text:style-name="T2">describe a meaningful example of a class of problems that can be safely solved by Depth First strategies.</text:span></text:p>
        </text:list-item>
      </text:list>
      <text:p text:style-name="P7"/>
      <text:p text:style-name="P4"><text:span text:style-name="T2">(x1)1.11 Explain the difference between uninformed and informed search at a conceptual level. </text:span></text:p>
      <text:p text:style-name="P4"><text:span text:style-name="T8">Nelle strategie non informate (uninformed) conosciamo solo la descrizione del problema, mentre in quelle informate (informed) abbiamo accesso anche ad altre informazioni (ad esempio una funzione euristica)</text:span></text:p>
      <text:p text:style-name="P4"><text:span text:style-name="T2">Then compare the Uniform Cost and A* strategies, highlighting the differences in the corresponding procedures (you do not need to describe the whole procedures, only the differences).</text:span></text:p>
      <text:p text:style-name="P4"><text:span text:style-name="T7">Costo Uniforme (Uniform cost):</text:span><text:span text:style-name="T8"> costi uguali, frontiera come coda di priorità in ordine crescente di costo totale.</text:span></text:p>
      <text:p text:style-name="P4"><text:span text:style-name="T7">A*:</text:span><text:span text:style-name="T8"> costi non uguali, frontiera come coda di priorità, in ordine crescente di costi, ma il costo è dato da una funzione euristica data una stima del costo di una soluzione ottima completa passante per il nodo in questione.</text:span></text:p>
      <text:p text:style-name="P4"><text:span text:style-name="T2"><text:s/>Finally clarify whether the solutions to state space problems built by informed search are better than the solutions build by uninformed search.</text:span></text:p>
      <text:p text:style-name="P4"><text:span text:style-name="T8">A* genera un numero minore di nodi rispetto a UC, poichè abbassa il Branching factor medio, quindi occupa una minore memoria e impiega meno tempo a trovare la soluzione. Dipende tutto da quanto è accurata la funzione euristica, comunque.</text:span></text:p>
      <text:p text:style-name="P8"/>
      <text:p text:style-name="P4"><text:span text:style-name="T2">(x1)1.12 Considering the A* informed strategy, specify and compare the optimality conditions in the case of tree search and graph search.</text:span></text:p>
      <text:p text:style-name="P4"><text:span text:style-name="T8">Per prima cosa si devono rispettare le condizioni di ottimalità di UC:</text:span></text:p>
      <text:list xml:id="list1373438135" text:continue-list="list1507314696" text:style-name="WWNum4">
        <text:list-item>
          <text:p text:style-name="P47"><text:span text:style-name="T8">ogni nodo ha un numero finito di successori</text:span></text:p>
        </text:list-item>
        <text:list-item>
          <text:p text:style-name="P47"><text:span text:style-name="T8">esiste un limite inferiore nei costi che è positivo e maggiore di zero.</text:span></text:p>
        </text:list-item>
      </text:list>
      <text:p text:style-name="P4"><text:span text:style-name="T8">Inoltre, nel caso degli alberi di ricerca la funzione euristica deve essere ammissibile, cioè deve dare un valore inferiore al vero valore di costo per il cammino dal nodo n al nodo goal</text:span></text:p>
      <text:p text:style-name="P4"><text:span text:style-name="T8">Nel caso dei grafi di ricerca dobbiamo anche assicurarci che la funzione euristica sia consistente (monotona).</text:span></text:p>
      <text:p text:style-name="P4"><text:span text:style-name="T2">Then explain in details:</text:span></text:p>
      <text:list xml:id="list155626019" text:style-name="WWNum3">
        <text:list-item>
          <text:p text:style-name="P49"><text:span text:style-name="T2">what changes are needed to turn the algorithm into a general algorithm for graph search;</text:span></text:p>
        </text:list-item>
        <text:list-item>
          <text:p text:style-name="P49"><text:span text:style-name="T2">how the algorithm is adapted to obtain breadth-first search, depth-first search, and uniform-cost search.</text:span></text:p>
        </text:list-item>
        <text:list-item>
          <text:p text:style-name="P51"/>
        </text:list-item>
      </text:list>
      <text:p text:style-name="P4"><text:span text:style-name="T2">(x1)1.17 Suggest a state space representation for the problem stated below: define a data structure for representing the states, specify the allowable actions, represent the initial state and the goal, and describe a solution. Finally say what search strategy you would choose.</text:span></text:p>
      <text:p text:style-name="P40"><text:span text:style-name="T2">There are a lake (of unlimited size), two cans (of 4 and 7 litres, respectively), and a container (of 12 litres). You are allowed to fill a can with water from the lake or from the container, and to pour the content of a can into the container or into the other can or even back into the lake.</text:span></text:p>
      <text:p text:style-name="P40"><text:span text:style-name="T2">The goal is to fill the container with exactly 6 litres of water from the river. The cans and the container are initially empty.</text:span></text:p>
      <text:p text:style-name="P41"/>
      <text:p text:style-name="P4"><text:span text:style-name="T1">2. CFP</text:span></text:p>
      <text:p text:style-name="P5"/>
      <text:p text:style-name="P4"><text:span text:style-name="T2">(x5)2.1 Define the concept of a Constraint Satisfaction Problem (CFP); in particular, explain the meaning of the following terms: variable, domain, value, assignment, constraint, consistent assignment, solution.</text:span></text:p>
      <text:p text:style-name="P4"><text:span text:style-name="T8">I CSP sono una strategia basata su una euristica indipendente dal dominio del problema, ciò consente di definire l’euristica a priori senza conoscere il problema.</text:span></text:p>
      <text:list xml:id="list728599548" text:continue-numbering="true" text:style-name="WWNum3">
        <text:list-item>
          <text:p text:style-name="P49"><text:span text:style-name="T8">un set finito X ={x</text:span><text:span text:style-name="T22">1</text:span><text:span text:style-name="T8">,…, x</text:span><text:span text:style-name="T22">n</text:span><text:span text:style-name="T8">} di variabili</text:span></text:p>
        </text:list-item>
        <text:list-item>
          <text:p text:style-name="P49"><text:span text:style-name="T8">Il dominio è l’insieme D</text:span><text:span text:style-name="T22">i</text:span><text:span text:style-name="T8"> di possibili valori attribuibili alla variabile x</text:span><text:span text:style-name="T22">i</text:span></text:p>
        </text:list-item>
        <text:list-item>
          <text:p text:style-name="P49"><text:span text:style-name="T8">Un valore è un possibile assegnamento della variabile x</text:span></text:p>
        </text:list-item>
        <text:list-item>
          <text:p text:style-name="P49"><text:span text:style-name="T8">Un assegnamento è un insieme funzionale di coppie ordinate &lt;x</text:span><text:span text:style-name="T22">i</text:span><text:span text:style-name="T8">,v</text:span><text:span text:style-name="T22">i</text:span><text:span text:style-name="T8">&gt; chiamate vincoli</text:span></text:p>
        </text:list-item>
        <text:list-item>
          <text:p text:style-name="P49"><text:span text:style-name="T8">Un vincolo è un possibile e ammesso assegnamento di un valore a una variabile</text:span></text:p>
        </text:list-item>
        <text:list-item>
          <text:p text:style-name="P49"><text:span text:style-name="T8">Un assegnamento consistente è un assegnamento che soddisfa tutti i vincoli</text:span></text:p>
        </text:list-item>
        <text:list-item>
          <text:p text:style-name="P49"><text:span text:style-name="T8">Una soluzione è un assegnamento completo e consistente che estende un assegnamento iniziale</text:span></text:p>
        </text:list-item>
      </text:list>
      <text:p text:style-name="P8"/>
      <text:p text:style-name="P4"><text:span text:style-name="T2">(x4)2.2 Define a map-colouring problem on a map of your choice (with at least 5 countries) as a CFP, specifying all variables, domains, and constraints. Then choose a search strategy for the solution of the </text:span><text:soft-page-break/><text:span text:style-name="T2">problem and justify your choice. Specify and concisely define the domain-independent heuristics that you would adopt to speed up the search.</text:span></text:p>
      <text:p text:style-name="P10"/>
      <text:p text:style-name="P4"><text:span text:style-name="T31">(x1)2.3 Define a simplified version of the SuDoku puzzle with four rows, four columns, and four 2</text:span><text:span text:style-name="T36">×</text:span><text:span text:style-name="T31">2 boxes, in which the digits 1, 2, 3, and 4 have to be arranged so that no digit is repeated in any row, column, or box. Note that in a typical SuDoku puzzle, the initial assignment is not empty, for example:</text:span></text:p>
      <table:table table:name="Table3" table:style-name="Table3">
        <table:table-column table:style-name="Table3.A"/>
        <table:table-column table:style-name="Table3.B"/>
        <table:table-column table:style-name="Table3.C"/>
        <table:table-column table:style-name="Table3.B"/>
        <table:table-row table:style-name="Table3.1">
          <table:table-cell table:style-name="Table3.A1" office:value-type="string">
            <text:p text:style-name="P3"><text:span text:style-name="T4">1</text:span></text:p>
          </table:table-cell>
          <table:table-cell table:style-name="Table3.B1" office:value-type="string">
            <text:p text:style-name="P1"/>
          </table:table-cell>
          <table:table-cell table:style-name="Table3.A1" office:value-type="string">
            <text:p text:style-name="P1"/>
          </table:table-cell>
          <table:table-cell table:style-name="Table3.B1" office:value-type="string">
            <text:p text:style-name="P1"/>
          </table:table-cell>
        </table:table-row>
        <table:table-row table:style-name="Table3.1">
          <table:table-cell table:style-name="Table3.A2" office:value-type="string">
            <text:p text:style-name="P1"/>
          </table:table-cell>
          <table:table-cell table:style-name="Table3.B2" office:value-type="string">
            <text:p text:style-name="P3"><text:span text:style-name="T4">2</text:span></text:p>
          </table:table-cell>
          <table:table-cell table:style-name="Table3.A2" office:value-type="string">
            <text:p text:style-name="P1"/>
          </table:table-cell>
          <table:table-cell table:style-name="Table3.B2" office:value-type="string">
            <text:p text:style-name="P1"/>
          </table:table-cell>
        </table:table-row>
        <table:table-row table:style-name="Table3.1">
          <table:table-cell table:style-name="Table3.A1" office:value-type="string">
            <text:p text:style-name="P1"/>
          </table:table-cell>
          <table:table-cell table:style-name="Table3.B1" office:value-type="string">
            <text:p text:style-name="P1"/>
          </table:table-cell>
          <table:table-cell table:style-name="Table3.A1" office:value-type="string">
            <text:p text:style-name="P1"/>
          </table:table-cell>
          <table:table-cell table:style-name="Table3.B1" office:value-type="string">
            <text:p text:style-name="P3"><text:span text:style-name="T4">4</text:span></text:p>
          </table:table-cell>
        </table:table-row>
        <table:table-row table:style-name="Table3.1">
          <table:table-cell table:style-name="Table3.A2" office:value-type="string">
            <text:p text:style-name="P1"/>
          </table:table-cell>
          <table:table-cell table:style-name="Table3.B2" office:value-type="string">
            <text:p text:style-name="P3"><text:span text:style-name="T4">3</text:span></text:p>
          </table:table-cell>
          <table:table-cell table:style-name="Table3.A2" office:value-type="string">
            <text:p text:style-name="P1"/>
          </table:table-cell>
          <table:table-cell table:style-name="Table3.B2" office:value-type="string">
            <text:p text:style-name="P1"/>
          </table:table-cell>
        </table:table-row>
      </table:table>
      <text:p text:style-name="P4"><text:span text:style-name="T31">Define such a puzzle as a CSP, clearly specifying all variables, domains, and constraints. Then choose a search strategy for the solution of the problem and justify your choice. Finally specify and concisely describe the domain-independent heuristics that you would adopt to speed up the search process. (Note that you are </text:span><text:span text:style-name="T6">not </text:span><text:span text:style-name="T31">required to describe the solution of a concrete example).</text:span></text:p>
      <text:p text:style-name="P12"/>
      <text:p text:style-name="P4"><text:span text:style-name="T31">(x1)2.4 Precisely and completely define 2-Sudoku (a version of Sudoku on a 4×4 array, using figures 1 to 4) as a CSP, specifying all variables, domains, and constraints. Then choose a search strategy for the solution of the problem and justify your choice. Finally identify and describe the domain-independent heuristics that you would adopt to speed up the search process.</text:span></text:p>
      <text:p text:style-name="P12"/>
      <text:p text:style-name="P4"><text:span text:style-name="T31">(x1)2.5 Explain why the Depth First search strategy on a CSP is both complete and optimal.</text:span></text:p>
      <text:p text:style-name="P4"><text:span text:style-name="T34">Se usiamo un albero di ricerca per risolvere un CSP ci accorgiamo che tale albero ha della proprietà particolari:</text:span></text:p>
      <text:list xml:id="list1923128370" text:continue-numbering="true" text:style-name="WWNum3">
        <text:list-item>
          <text:p text:style-name="P49"><text:span text:style-name="T34">Se ci sono n variabili e lo stato iniziale contiene k coppie variabile-valore, allora tutti i nodi che rappresentano una soluzione si troveranno a una profondità n-k</text:span></text:p>
        </text:list-item>
        <text:list-item>
          <text:p text:style-name="P49"><text:span text:style-name="T34">Inoltre ogni nodo a profondità n-k rappresenterà una soluzione poiché ogni nodo dell’albero rappresenta una estensione consistente dello stato iniziale ed è anche un assegnamento completo.</text:span></text:p>
        </text:list-item>
      </text:list>
      <text:p text:style-name="P4"><text:span text:style-name="T34">Per queste ragioni la strategia di ricerca DF è completa: l’albero di ricerca è finito (completezza) e tutte le soluzioni sono allo stesso livello (ottimalità)</text:span></text:p>
      <text:p text:style-name="P4"><text:span text:style-name="T31">Then clarify why CSP search trees tend to have high branching factors (which makes the use of heuristics very important).</text:span></text:p>
      <text:p text:style-name="P4"><text:span text:style-name="T34">Ogni nodo degli alberi di ricerca CSP ha un numero di successori uguali al numero delle variabili non ancora assegnate moltiplicato per il numero di valori assegnabili; ciò provoca un alto branching factor.</text:span></text:p>
      <text:p text:style-name="P14"/>
      <text:p text:style-name="P7"/>
      <text:p text:style-name="P4"><text:span text:style-name="T1">3. PLANNING</text:span></text:p>
      <text:p text:style-name="P5"/>
      <text:p text:style-name="P4"><text:span text:style-name="T31">(x1)3.1 Explain the approach of the </text:span><text:span text:style-name="T6">Situation Calculus </text:span><text:span text:style-name="T31">to the representation of states and actions.</text:span></text:p>
      <text:p text:style-name="P4"><text:span text:style-name="T34">Come tutti i metodi di pianificazione (planning method) Situation Calculus usa una rappresentazione simbolica degli stati e una rappresentazione dichiarativa delle azioni, cioè basata su un linguaggio logico.</text:span></text:p>
      <text:p text:style-name="P4"><text:span text:style-name="T31">Then explain what are the </text:span><text:span text:style-name="T6">qualification problem</text:span><text:span text:style-name="T31">, the </text:span><text:span text:style-name="T6">frame problem</text:span><text:span text:style-name="T31">, and the </text:span><text:span text:style-name="T6">ramification problem</text:span><text:span text:style-name="T31">.</text:span></text:p>
      <text:list xml:id="list1782287807" text:continue-numbering="true" text:style-name="WWNum3">
        <text:list-item>
          <text:p text:style-name="P49"><text:span text:style-name="T35">Frame Problem:</text:span><text:span text:style-name="T34"> in ogni problema siamo obbligati a specificare non solo gli effetti di ogni azione, ma anche tutti i fatti che rimangono invariati, poiché un sistema logico non è in grado di dedurre automaticamente cosa non cambia. Se il mondo descritto è complesso, quindi c’è il rischio di avere teoremi molto pesanti con moltissimi assiomi.</text:span></text:p>
        </text:list-item>
        <text:list-item>
          <text:p text:style-name="P49"><text:soft-page-break/><text:span text:style-name="T35">Qualification Problem:</text:span><text:span text:style-name="T34"> è il problema di stabilire le condizioni sufficienti per gli effetti di una determinata azione, ciò si scontra con lo specificare prima tutti gli eventi imprevisti.</text:span></text:p>
        </text:list-item>
        <text:list-item>
          <text:p text:style-name="P49"><text:span text:style-name="T35">Ramification Problem:</text:span><text:span text:style-name="T34"> è il problema di tenere traccia di tutti gli effetti collaterali di ogni azione.</text:span></text:p>
        </text:list-item>
      </text:list>
      <text:p text:style-name="P14"/>
      <text:p text:style-name="P14"/>
      <text:p text:style-name="P4"><text:span text:style-name="T31">(x1)3.2 Using the approach of the Situation Calculus, specify the </text:span><text:span text:style-name="T6">predicates </text:span><text:span text:style-name="T31">and the </text:span><text:span text:style-name="T6">action axioms </text:span><text:span text:style-name="T31">for a version of the Blocks World with two types of blocks, cubes and pyramids, with the obvious further constraint that nothing can be put on top of a pyramid. Then using an example show how a specific initial state and a specific goal of your choice can be specified using the predicates.</text:span></text:p>
      <text:p text:style-name="P13"/>
      <text:p text:style-name="P4"><text:span text:style-name="T31">(x3)3.4 Explain the approach of the STRIPS system to the representation of states, goals and actions.</text:span></text:p>
      <text:p text:style-name="P4"><text:span text:style-name="T34">In STRIPS gli stati sono un insieme finito di fatti, ogni fatto è un letterale positivo di base (formula atomica con un simbolo predicativo <text:s/>e un numero di costanti individuali come argomenti), l’obiettivo (goal) è un qualsiasi letterale positivo di base e le azioni sono specificate attraverso degli schemi di azioni, ogni schema è formato da:</text:span></text:p>
      <text:list xml:id="list288752920" text:continue-numbering="true" text:style-name="WWNum3">
        <text:list-item>
          <text:p text:style-name="P49"><text:span text:style-name="T34">Il nome è i parametri dell’azione</text:span></text:p>
        </text:list-item>
        <text:list-item>
          <text:p text:style-name="P49"><text:span text:style-name="T34">Le precondizioni necessarie per l’esecuzione dell’azione</text:span></text:p>
        </text:list-item>
        <text:list-item>
          <text:p text:style-name="P49"><text:span text:style-name="T34">Gli effetti dell’esecuzione dell’azione</text:span></text:p>
        </text:list-item>
      </text:list>
      <text:p text:style-name="P4"><text:span text:style-name="T34">Sia precondizioni che effetti sono rappresentate come congiunzione di letterali sia positivi che negativi. </text:span></text:p>
      <text:p text:style-name="P4"><text:span text:style-name="T31">Then explain what the </text:span><text:span text:style-name="T32">frame problem</text:span><text:span text:style-name="T31"> is, and why STRIPS does not suffer from it.</text:span></text:p>
      <text:p text:style-name="P4"><text:span text:style-name="T34">Il frame problem è il problema di specificare tutti i fatti che in un modello non cambiano a seguito di un’azione.</text:span></text:p>
      <text:p text:style-name="P4"><text:span text:style-name="T34">STRIPS non soffre di questo problema dal momento che adotta CWA (Closed World Assumption): tutti i fatti che non sono esplicitamente affermati come veri sono assunti come falsi.</text:span></text:p>
      <text:p text:style-name="P4"><text:span text:style-name="T34">“tutto ciò che non cambia esplicitamente viene considerato inalterato”</text:span></text:p>
      <text:p text:style-name="P4"><text:span text:style-name="T31"><text:s/></text:span></text:p>
      <text:p text:style-name="P4"><text:span text:style-name="T31">(x3)3.5 Using the STRIPS approach, specify the </text:span><text:span text:style-name="T32">predicates</text:span><text:span text:style-name="T31"> and the </text:span><text:span text:style-name="T32">action schemes</text:span><text:span text:style-name="T31"> for a version of:</text:span></text:p>
      <text:p text:style-name="P43"><text:span text:style-name="T31">(x2)<text:tab/>the Blocks World with two types of blocks, cubes and pyramids, with the obvious further constraint that no block can be put on top of a pyramid. Then using an example of your choice show how a specific initial state and a specific goal can be specified.</text:span></text:p>
      <text:p text:style-name="P43"><text:span text:style-name="T31">(x1)<text:tab/> the Blocks World with a floor, and blocks of three different colors (red, green, and blue), such that: (i) a block cannot be put on a block of the same color; (ii) red blocks cannot be put on the floor. To specify the preconditions of an action you are allowed to use negation and equality (or inequality), but you cannot use disjunction</text:span><text:span text:style-name="T11">.</text:span></text:p>
      <text:p text:style-name="P45"/>
      <text:p text:style-name="P4"><text:span text:style-name="T12"><text:s/>(x2)3.8 Explain what the </text:span><text:span text:style-name="T13">qualification problem </text:span><text:span text:style-name="T12">is, and say whether STRIPS suffers from this problem.</text:span></text:p>
      <text:p text:style-name="P4"><text:span text:style-name="T33">The qualification problem is the problem of specifying sufficient conditions for the success of an action. STRIPS suffers from this problem exactly like every other formal approach to the representation of actions, because in the real world the success of an action cannot be guaranteed.</text:span></text:p>
      <text:p text:style-name="P12"/>
      <text:p text:style-name="P4"><text:span text:style-name="T12">(x3)3.9 Using the STRIPS approach, specify all the </text:span><text:span text:style-name="T13">predicates </text:span><text:span text:style-name="T12">and all the </text:span><text:span text:style-name="T13">action schemes </text:span><text:span text:style-name="T12">for the following problem:</text:span></text:p>
      <text:p text:style-name="P4"><text:span text:style-name="T12">– to turn the light on (off), the light must be off (on) and the agent must press the button;</text:span></text:p>
      <text:p text:style-name="P4"><text:span text:style-name="T12">– to press some object, the agent must be near that object;</text:span></text:p>
      <text:p text:style-name="P4"><text:soft-page-break/><text:span text:style-name="T12">– to be near some object, the agent must walk from its current location to the location of that</text:span></text:p>
      <text:p text:style-name="P4"><text:span text:style-name="T12">object.</text:span></text:p>
      <text:p text:style-name="P4"><text:span text:style-name="T33">2.3 For the sake of simplicity, we assume that there is only one agent, one light, and one button.</text:span></text:p>
      <text:p text:style-name="P4"><text:span text:style-name="T33">Predicates: LightOn, LightOff, At(object,location)</text:span></text:p>
      <text:p text:style-name="P4"><text:span text:style-name="T33">Action schemes:</text:span></text:p>
      <text:p text:style-name="P4"><text:span text:style-name="T33">PressButton1</text:span></text:p>
      <text:p text:style-name="P23"><text:span text:style-name="T33">preconditions: At(Button,x), At(Agent,x), LightOff</text:span></text:p>
      <text:p text:style-name="P23"><text:span text:style-name="T33">negative effects: LightOff</text:span></text:p>
      <text:p text:style-name="P23"><text:span text:style-name="T33">positive effects: LightOn</text:span></text:p>
      <text:p text:style-name="P4"><text:span text:style-name="T33">PressButton2</text:span></text:p>
      <text:p text:style-name="P23"><text:span text:style-name="T33">preconditions: At(Button,x), At(Agent,x), LightOn</text:span></text:p>
      <text:p text:style-name="P23"><text:span text:style-name="T33">negative effects: LightOn</text:span></text:p>
      <text:p text:style-name="P23"><text:span text:style-name="T33">positive effects: LightOff</text:span></text:p>
      <text:p text:style-name="P4"><text:span text:style-name="T33">Move(x,y)</text:span></text:p>
      <text:p text:style-name="P23"><text:span text:style-name="T33">preconditions: At(Agent,x)</text:span></text:p>
      <text:p text:style-name="P23"><text:span text:style-name="T33">negative effects: At(Agent,x)</text:span></text:p>
      <text:p text:style-name="P23"><text:span text:style-name="T33">positive effects: At(Agent,y)</text:span></text:p>
      <text:p text:style-name="P4"><text:span text:style-name="T33">A sample problem and the corresponding plan (not required):</text:span></text:p>
      <text:p text:style-name="P4"><text:span text:style-name="T33">Initial state: At(Agent,1), At(Button,2), LightOff</text:span></text:p>
      <text:p text:style-name="P4"><text:span text:style-name="T33">Goal state: LightOn</text:span></text:p>
      <text:p text:style-name="P4"><text:span text:style-name="T33">Plan: (Move(1,2), PressButton2)</text:span></text:p>
      <text:p text:style-name="P4"><text:span text:style-name="T31">(x1)3.10 Specify a STRIPS representation for the planning problem stated below: define a set of predicates and a set of actions, specify the action schemes, and represent the goal and a possible initial state (you are not required to find a plan). </text:span></text:p>
      <text:p text:style-name="P4"><text:span text:style-name="T31">Making tea. To make a cup of tea, you need to put a tea-bag into a cup of boiling water. To have a tea bag you may take one from the packet (assume the packet is never empty). You can have a cup of boiling water by putting a cup of fresh water into the microwave oven for two minutes. To have a cup of fresh water you need to fill an empty cup using the water tap.</text:span></text:p>
      <text:p text:style-name="P12"/>
      <text:p text:style-name="P4"><text:span text:style-name="T31">(x3)3.11 Define the frame problem, then say whether STRIPS planners suffer from it, and explain why.</text:span></text:p>
      <text:p text:style-name="P13"/>
      <text:p text:style-name="P4"><text:span text:style-name="T31">(x3)3.12 Specify a STRIPS representation for the planning problem stated below (please read it carefully):</text:span></text:p>
      <text:list xml:id="list208929978" text:style-name="WWNum2">
        <text:list-item>
          <text:p text:style-name="P50"><text:span text:style-name="T31">define a set of predicates and constants with their intuitive manings</text:span></text:p>
        </text:list-item>
        <text:list-item>
          <text:p text:style-name="P50"><text:span text:style-name="T31">specify a set of action schemes</text:span></text:p>
        </text:list-item>
        <text:list-item>
          <text:p text:style-name="P50"><text:span text:style-name="T31">represent the initial state and the goal (you are not required to find a plan).</text:span></text:p>
        </text:list-item>
      </text:list>
      <text:p text:style-name="P43"><text:span text:style-name="T31">(x2) <text:tab/>There are two closed safeboxes, one of which contains a cigar. The key of this safebox is in the other safebox, and the key of the latter safebox is on the table.</text:span></text:p>
      <text:p text:style-name="P46"><text:span text:style-name="T31">You want to have the cigar.</text:span></text:p>
      <text:p text:style-name="P42"><text:span text:style-name="T31">To have an object, you need to take it. You can always take an object from the table. To take an object from a safebox, the safebox must be open. To open a closed safebox, you must have the key of that safebox.</text:span></text:p>
      <text:p text:style-name="P4"><text:span text:style-name="T31">(x1)<text:tab/>On a floor there are 2 red, 2 blue, and 2 green blocks.</text:span></text:p>
      <text:p text:style-name="P40"><text:span text:style-name="T31">Blocks can be stacked, but a red block cannot be placed on the floor, and no block can be placed on a green block if such a green block is on the floor.</text:span></text:p>
      <text:p text:style-name="P4"><text:span text:style-name="T31">(x1)<text:tab/>The “Monkey and Banana” problem.</text:span></text:p>
      <text:p text:style-name="P40"><text:span text:style-name="T31">In a room there is a box, a monkey (the agent), and a bunch of bananas hanging from the ceiling. The monkey can grasp a banana from the bunch only if it stands on the box when the box is right below the bunch of </text:span><text:soft-page-break/><text:span text:style-name="T31">bananas, the box and the monkey are at different places in the room, and the box is not under the bunch of bananas.</text:span></text:p>
      <text:p text:style-name="P40"><text:span text:style-name="T31">The monkey can pull the box to move it, can climb the box, and can grasp a banana (in the previously specified conditions).</text:span></text:p>
      <text:p text:style-name="P23"><text:span text:style-name="T31">The goal is that the monkey <text:s/>has a banana.</text:span></text:p>
      <text:p text:style-name="P4"><text:span text:style-name="T31">(x1)<text:tab/>In a room there is a box containing a coin. The agent’s goal is to get the coin.</text:span></text:p>
      <text:p text:style-name="P40"><text:span text:style-name="T31">The agent can: walk from one location in the room to another (you can represent different locations in the room as L1, L2, etc.); open a box; pick up an object from an open box.</text:span></text:p>
      <text:p text:style-name="P23"><text:span text:style-name="T31">Initially, the box is closed and the agent is far from the box.</text:span></text:p>
      <text:p text:style-name="P24"/>
      <text:p text:style-name="P4"><text:span text:style-name="T31">(x1)3.13 Concisely describe the three main difficulties of planning: the qualification problem, the frame</text:span></text:p>
      <text:p text:style-name="P4"><text:span text:style-name="T31">problem, and the ramification problem.</text:span></text:p>
      <text:p text:style-name="P4"><text:span text:style-name="T34">Il Frame Problem riguarda il fatto di dover specificare tutti i fatti che non cambiano a seguito di un azione, ciò comporta un aumento considerevole della complessità dei teoremi; il Qualification Problem riguarda il trovare le precondizioni necessarie di un azione, infine il Ramification Problem riguarda il trovare tutti gli effetti collaterali di un’azione.</text:span></text:p>
      <text:p text:style-name="P14"/>
      <text:p text:style-name="P4"><text:span text:style-name="T31">(x1)3.14 Suggest a STRIPS representation for the problem stated below:</text:span></text:p>
      <text:p text:style-name="P40"><text:span text:style-name="T31">Consider a room whose map is represented as a 10 × 10 grid (cells are numbered from 1 to 100). In the room there are an agent (at a cell), a shelf (at some other cell) and a table (still at some other cell). On the shelf there are a number of books. The goal for the agent is to have a specific book on the table.</text:span></text:p>
      <text:p text:style-name="P40"><text:span text:style-name="T31">To take a book from the shelf the agent has to be at the same position of the shelf, and to place the book on the table the agent has to be at the same position of the table.</text:span></text:p>
      <text:p text:style-name="P4"><text:span text:style-name="T31">Represent the relevant actions so that they are parametric with respect to: (i) the positions of the</text:span></text:p>
      <text:p text:style-name="P4"><text:span text:style-name="T31">agent, of the shelf, and of the table; (ii) the number of books that are initially on the shelf; (iii) the</text:span></text:p>
      <text:p text:style-name="P4"><text:span text:style-name="T31">specific book that the agent wants to have on the table.</text:span></text:p>
      <text:p text:style-name="P4"><text:span text:style-name="T31">Then represent a specific initial state (specifying the positions of agent, shelf, and table, and listing</text:span></text:p>
      <text:p text:style-name="P4"><text:span text:style-name="T31">which books are on the shelf) and a specific goal (specifying which book has to be brought to the</text:span></text:p>
      <text:p text:style-name="P4"><text:span text:style-name="T31">table).</text:span></text:p>
      <text:p text:style-name="P4"><text:span text:style-name="T31">Finally describe a plan solving the specified problem (you are not required to describe the planning</text:span></text:p>
      <text:p text:style-name="P4"><text:span text:style-name="T31">process).</text:span></text:p>
      <text:p text:style-name="P12"/>
      <text:p text:style-name="P4"><text:span text:style-name="T31">(x1)3.16 Explain the concept of Sussman’s anomaly. Then completely specify in STRIPS a blocks world (with action schemes and initial state), and specify a goal that is an example of Sussman’s anomaly.</text:span></text:p>
      <text:p text:style-name="P4"><text:span text:style-name="T34">L’anomalia di Sussman si presenta quando si ha un goal formato dalla congiunzione di due o più predicati, quando si cerca di soddisfare il secondo (o seguenti) di deve tornare indietro a uno stato in cui il primo non era soddisfatto e da qui soddisfarli entrambi.</text:span></text:p>
      <text:p text:style-name="P14"/>
      <text:p text:style-name="P4"><text:span text:style-name="T31">(x1)Consider the planning problem stated below:</text:span></text:p>
      <text:p text:style-name="P40"><text:span text:style-name="T31">A robot wants to put a book on the table. Initially, the book is on the chair, far from the table, and the robot is at the window, far from both the book and the table. The robot can: walk from any place to any other place; pick up things from any place (if its hand is free); put down things at any place.</text:span></text:p>
      <text:p text:style-name="P4"><text:span text:style-name="T31">Now:</text:span></text:p>
      <text:p text:style-name="P4"><text:soft-page-break/><text:span text:style-name="T31"><text:s/>define a set of predicates (and possibly constants), briefly describing their intuitive meanings;</text:span></text:p>
      <text:p text:style-name="P4"><text:span text:style-name="T31"><text:s/>define a sufficient set of action schemes;</text:span></text:p>
      <text:p text:style-name="P4"><text:span text:style-name="T31"><text:s/>represent the initial state and the goal;</text:span></text:p>
      <text:p text:style-name="P4"><text:span text:style-name="T31"><text:s/>write a plan that achieves the goal;</text:span></text:p>
      <text:p text:style-name="P4"><text:span text:style-name="T31"><text:s/>describe the states obtained after the execution of each action of the plan.</text:span></text:p>
      <text:p text:style-name="P4"><text:span text:style-name="T31">(You do not have to explain how an automatic planner would build the plan).</text:span></text:p>
      <text:p text:style-name="P12"/>
      <text:p text:style-name="P4"><text:span text:style-name="T37">4. LOGIC (theory)</text:span></text:p>
      <text:p text:style-name="P15"/>
      <text:p text:style-name="P4"><text:span text:style-name="T31">(x1)4.1 Provide a definition of the following concepts:</text:span></text:p>
      <text:p text:style-name="P23"><text:span text:style-name="T31">a) inference rule;</text:span></text:p>
      <text:p text:style-name="P23"><text:span text:style-name="T31">b) consistency;</text:span></text:p>
      <text:p text:style-name="P23"><text:span text:style-name="T31">c) complete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Times New Roman1" svg:font-family="'Times New Roman'" style:font-family-generic="roman"/>
    <style:font-face style:name="TimesNewRomanPSMT1" svg:font-family="TimesNewRomanPSMT" style:font-family-generic="roman"/>
    <style:font-face style:name="Courier New" svg:font-family="'Courier New'" style:font-family-generic="modern" style:font-pitch="fixed"/>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SymbolMT1" svg:font-family="SymbolMT" style:font-family-generic="system" style:font-pitch="variable"/>
    <style:font-face style:name="Times New Roman2" svg:font-family="'Times New Roman'" style:font-family-generic="system" style:font-pitch="variable"/>
    <style:font-face style:name="TimesNewRomanPS-BoldMT1" svg:font-family="TimesNewRomanPS-BoldMT" style:font-family-generic="system" style:font-pitch="variable"/>
    <style:font-face style:name="TimesNewRomanPSMT2" svg:font-family="TimesNewRomanPSMT"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2" fo:widows="2" style:writing-mode="lr-tb"/>
      <style:text-properties fo:color="#000000" style:font-name="Times New Roman" fo:font-size="12pt" style:font-size-asian="12pt" style:font-name-complex="Times New Roman2"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ListLabel_20_3" style:display-name="ListLabel 3" style:family="text">
      <style:text-properties fo:font-weight="bold" style:font-weight-asian="bold" style:font-name-complex="Calib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NewRomanPSMT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e</meta:initial-creator>
    <dc:creator>Michele</dc:creator>
    <meta:editing-cycles>17</meta:editing-cycles>
    <meta:creation-date>2011-07-05T08:20:00</meta:creation-date>
    <dc:date>2011-07-15T07:43:00</dc:date>
    <meta:editing-duration>PT1H53M12S</meta:editing-duration>
    <meta:generator>LibreOffice/3.3$Unix LibreOffice_project/330m19$Build-301</meta:generator>
    <meta:document-statistic meta:table-count="3" meta:image-count="0" meta:object-count="0" meta:page-count="11" meta:paragraph-count="336" meta:word-count="4627" meta:character-count="277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